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pitch="variable" style:font-charset="x-symbol"/>
    <style:font-face style:name="Times New Roman1" svg:font-family="'Times New Roman'" style:font-pitch="variable"/>
    <style:font-face style:name="Times New Roman2" svg:font-family="'Times New Roman'" style:font-family-generic="roman" style:font-pitch="variable" style:font-charset="x-symbol"/>
    <style:font-face style:name="Times New Roman3" svg:font-family="'Times New Roman'" style:font-family-generic="roman" style:font-pitch="variable"/>
    <style:font-face style:name="Times New Roman4" svg:font-family="'Times New Roman'" style:font-family-generic="swiss" style:font-pitch="variable"/>
    <style:font-face style:name="Times New Roman5"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rsid="00cf1b68" officeooo:paragraph-rsid="00cf1b68"/>
    </style:style>
    <style:style style:name="P20" style:family="paragraph" style:parent-style-name="_5f_Paragraphe_5f_Réponse_5f_Pointillés_5f_Grisés">
      <style:text-properties officeooo:paragraph-rsid="00b6db3a"/>
    </style:style>
    <style:style style:name="P21" style:family="paragraph" style:parent-style-name="_5f_Paragraphe">
      <style:text-properties officeooo:paragraph-rsid="00b9de72"/>
    </style:style>
    <style:style style:name="P22" style:family="paragraph" style:parent-style-name="_5f_Paragraphe">
      <style:text-properties officeooo:paragraph-rsid="00bceb5a"/>
    </style:style>
    <style:style style:name="P23" style:family="paragraph" style:parent-style-name="_5f_Paragraphe">
      <style:text-properties officeooo:paragraph-rsid="00bd8ed4"/>
    </style:style>
    <style:style style:name="P24" style:family="paragraph" style:parent-style-name="_5f_Paragraphe">
      <style:text-properties officeooo:paragraph-rsid="00cd5b49"/>
    </style:style>
    <style:style style:name="P25" style:family="paragraph" style:parent-style-name="_5f_Paragraphe_5f_Réponse_5f_Pointillés_5f_Grisés">
      <style:text-properties officeooo:paragraph-rsid="00cd5b49"/>
    </style:style>
    <style:style style:name="P26" style:family="paragraph" style:parent-style-name="Footer">
      <style:text-properties officeooo:rsid="00178920" officeooo:paragraph-rsid="00178920"/>
    </style:style>
    <style:style style:name="P27" style:family="paragraph" style:parent-style-name="Footer">
      <style:text-properties fo:text-transform="uppercase" fo:color="#808080" loext:opacity="100%" style:font-name="Bitstream Vera Sans6" fo:font-size="9pt" officeooo:rsid="00d0bb3f" officeooo:paragraph-rsid="00cf1b68" fo:background-color="transparent"/>
    </style:style>
    <style:style style:name="P28" style:family="paragraph" style:parent-style-name="Footer">
      <style:text-properties fo:text-transform="uppercase" fo:color="#808080" loext:opacity="100%" style:font-name="Bitstream Vera Sans6" fo:font-size="9pt" officeooo:rsid="00d0bb3f" officeooo:paragraph-rsid="00d0bb3f" fo:background-color="transparent"/>
    </style:style>
    <style:style style:name="P29"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0" style:family="paragraph" style:parent-style-name="_5f_Footer_20_page_20_impaire_20__28_D_29_"/>
    <style:style style:name="P31" style:family="paragraph" style:parent-style-name="_5f_Footer_20_page_20_impaire_20__28_D_29_">
      <style:text-properties officeooo:rsid="00d45efc" officeooo:paragraph-rsid="00d45efc"/>
    </style:style>
    <style:style style:name="P32" style:family="paragraph" style:parent-style-name="_5f_Footer_20_page_20_paire_20__28_G_29_">
      <style:text-properties officeooo:rsid="00f0da56" officeooo:paragraph-rsid="00f0da56"/>
    </style:style>
    <style:style style:name="P33" style:family="paragraph" style:parent-style-name="_5f_Footer_20_page_20_paire_20__28_G_29_"/>
    <style:style style:name="P34" style:family="paragraph" style:parent-style-name="_5f_Header_20_D_20_page_20_paire_20__28_G_29_">
      <style:text-properties officeooo:rsid="005097e4" officeooo:paragraph-rsid="005097e4"/>
    </style:style>
    <style:style style:name="P35" style:family="paragraph" style:parent-style-name="_5f_Header_20_G_20_page_20_paire_20__28_G_29_">
      <style:text-properties officeooo:paragraph-rsid="0334a5be"/>
    </style:style>
    <style:style style:name="P36" style:family="paragraph" style:parent-style-name="_5f_Header_20_M_20_page_20_impaire_20__28_D_29_">
      <style:text-properties officeooo:rsid="00cf1b68" officeooo:paragraph-rsid="00cf1b68"/>
    </style:style>
    <style:style style:name="P37" style:family="paragraph" style:parent-style-name="_5f_Header_20_M_20_page_20_paire_20__28_G_29_">
      <style:text-properties officeooo:paragraph-rsid="02af0d27"/>
    </style:style>
    <style:style style:name="P3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9" style:family="paragraph" style:parent-style-name="_5f_Paragraphe_5f_Réponse_5f_Elève" style:list-style-name="_5f_Numérotation_20_des_20_exercices"/>
    <style:style style:name="P40" style:family="paragraph" style:parent-style-name="_5f_Paragraphe_5f_Réponse_5f_Pointillés_5f_Grisés">
      <style:text-properties officeooo:paragraph-rsid="00d14fca"/>
    </style:style>
    <style:style style:name="P41" style:family="paragraph" style:parent-style-name="_5f_Paragraphe_5f_Réponse_5f_Pointillés_5f_Grisés">
      <style:text-properties officeooo:paragraph-rsid="00cd5b49"/>
    </style:style>
    <style:style style:name="P42" style:family="paragraph" style:parent-style-name="_5f_Paragraphe_5f_Réponse_5f_Pointillés_5f_Grisés">
      <style:text-properties officeooo:paragraph-rsid="00d296fd"/>
    </style:style>
    <style:style style:name="P43" style:family="paragraph" style:parent-style-name="_5f_Paragraphe_5f_avec_5f_Num_5f_Question" style:list-style-name="_5f_Numérotation_20_des_20_exercices"/>
    <style:style style:name="P44" style:family="paragraph" style:parent-style-name="_5f_Paragraphe_5f_avec_5f_Num_5f_Question" style:list-style-name="_5f_Numérotation_20_des_20_exercices">
      <style:text-properties officeooo:paragraph-rsid="00c42d07"/>
    </style:style>
    <style:style style:name="P45" style:family="paragraph" style:parent-style-name="_5f_Paragraphe_5f_avec_5f_Num_5f_Question" style:list-style-name="_5f_Numérotation_20_des_20_exercices">
      <style:text-properties officeooo:paragraph-rsid="00bd8ed4"/>
    </style:style>
    <style:style style:name="P46" style:family="paragraph" style:parent-style-name="_5f_Premier_5f_Titre_5f_Exercices_5f_avec_5f_Num_5f_Exo_5f_sans_5f_Titre" style:list-style-name="_5f_Numérotation_20_des_20_exercices" style:master-page-name="SERIE_5f_MESURES_5f_CLR_5f_7fb241_5f_2COL">
      <style:paragraph-properties style:page-number="auto" fo:break-before="page"/>
    </style:style>
    <style:style style:name="P47" style:family="paragraph" style:parent-style-name="_5f_Titre_5f_Exercices_5f_avec_5f_Titre" style:list-style-name="_5f_Numérotation_20_des_20_exercices"/>
    <style:style style:name="P48" style:family="paragraph" style:parent-style-name="_5f_Titre_5f_Exercices_5f_sans_5f_Titre" style:list-style-name="_5f_Numérotation_20_des_20_exercices"/>
    <style:style style:name="P49" style:family="paragraph" style:parent-style-name="_5f_Titre_5f_Exercices_5f_sans_5f_Titre" style:list-style-name="_5f_Numérotation_20_des_20_exercices">
      <style:text-properties officeooo:paragraph-rsid="00c4fe38"/>
    </style:style>
    <style:style style:name="P50" style:family="paragraph" style:parent-style-name="_5f_Titre_5f_Exercices_5f_sans_5f_Titre" style:list-style-name="_5f_Numérotation_20_des_20_exercices">
      <style:text-properties officeooo:paragraph-rsid="00cd5b49"/>
    </style:style>
    <style:style style:name="P5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6"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2" style:family="paragraph">
      <style:paragraph-properties fo:margin-left="0cm" fo:margin-right="0cm" fo:margin-top="0cm" fo:margin-bottom="0cm" fo:line-height="100%" fo:text-indent="0cm"/>
    </style:style>
    <style:style style:name="P5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6"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P54"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3"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5"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6" style:family="paragraph">
      <style:paragraph-properties fo:text-align="center"/>
    </style:style>
    <style:style style:name="P5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8" style:family="paragraph">
      <loext:graphic-properties draw:fill="solid" draw:fill-color="#d7e12c"/>
    </style:style>
    <style:style style:name="P59" style:family="paragraph">
      <loext:graphic-properties draw:fill="solid" draw:fill-color="#1ca2b8"/>
    </style:style>
    <style:style style:name="P60" style:family="paragraph">
      <loext:graphic-properties draw:fill="solid" draw:fill-color="#9d0f89"/>
    </style:style>
    <style:style style:name="P61" style:family="paragraph">
      <loext:graphic-properties draw:fill="solid" draw:fill-color="#7fb241"/>
    </style:style>
    <style:style style:name="P62" style:family="paragraph">
      <loext:graphic-properties draw:fill="solid" draw:fill-color="#ead68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style>
    <style:style style:name="P6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5" style:family="paragraph">
      <loext:graphic-properties draw:fill="solid" draw:fill-color="#c0c0c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8" style:family="paragraph">
      <style:paragraph-properties fo:margin-top="0cm" fo:margin-bottom="0cm"/>
    </style:style>
    <style:style style:name="P69" style:family="paragraph">
      <loext:graphic-properties draw:fill="none" draw:fill-color="#ffffff"/>
      <style:paragraph-properties fo:margin-left="0cm" fo:margin-right="0cm" fo:margin-top="0cm" fo:margin-bottom="0cm" fo:line-height="100%" fo:text-indent="0cm"/>
      <style:text-properties fo:font-variant="normal" fo:text-transform="none" fo:color="#e8c32a" loext:opacity="100%" style:text-outline="false" style:text-line-through-style="none" style:text-line-through-type="none" style:font-name="Bitstream Vera Sans1"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text-autospace="ideograph-alpha" style:punctuation-wrap="simple" style:line-break="strict" loext:tab-stop-distance="0cm" style:writing-mode="lr-tb">
        <style:tab-stops/>
      </style:paragraph-properties>
      <style:text-properties fo:hyphenate="false"/>
    </style:style>
    <style:style style:name="P7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Bitstream Vera Sans1"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2" style:font-size-complex="8pt" style:language-complex="fr" style:country-complex="FR" style:font-style-complex="normal" style:font-weight-complex="normal" style:text-emphasize="none" style:text-scale="100%" style:font-relief="none" style:text-overline-style="none" style:text-overline-color="font-color" fo:hyphenate="false"/>
    </style:style>
    <style:style style:name="P72"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2" style:font-size-complex="9pt" style:language-complex="fr" style:country-complex="FR" style:font-style-complex="normal" style:font-weight-complex="normal" style:text-emphasize="none" style:text-scale="100%" style:font-relief="none" style:text-overline-style="none" style:text-overline-color="font-color" fo:hyphenate="false"/>
    </style:style>
    <style:style style:name="P73" style:family="paragraph">
      <loext:graphic-properties draw:fill="solid" draw:fill-color="#de9ad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fr" style:country-asian="FR" style:font-style-asian="normal" style:font-weight-asian="normal" style:font-name-complex="Tahoma2"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7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78"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writing-mode="lr-tb"/>
    </style:style>
    <style:style style:name="P8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2"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6" style:family="paragraph">
      <loext:graphic-properties draw:fill="none" draw:fill-color="#ffffff"/>
      <style:text-properties style:font-name="Bitstream Vera Sans1" fo:font-size="10pt" style:font-size-asian="10pt" style:font-size-complex="10pt"/>
    </style:style>
    <style:style style:name="P87" style:family="paragraph">
      <style:paragraph-properties fo:text-align="center"/>
      <style:text-properties fo:font-size="12pt"/>
    </style:style>
    <style:style style:name="P88" style:family="paragraph">
      <loext:graphic-properties draw:fill="none" draw:fill-color="#ffffff"/>
      <style:text-properties style:font-name="Bitstream Vera Sans1" fo:font-size="9pt" style:font-size-asian="9pt" style:font-size-complex="9pt"/>
    </style:style>
    <style:style style:name="P89" style:family="paragraph">
      <loext:graphic-properties draw:fill="solid" draw:fill-color="#b4c7d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0"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92" style:family="paragraph">
      <loext:graphic-properties draw:fill="solid" draw:fill-color="#ffb66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e8f2a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4" style:family="paragraph">
      <loext:graphic-properties draw:fill="solid" draw:fill-color="#ffa6a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5" style:family="paragraph">
      <loext:graphic-properties draw:fill="none" draw:fill-color="#ffffff"/>
      <style:text-properties style:font-name="Atalante"/>
    </style:style>
    <style:style style:name="P96" style:family="paragraph">
      <style:paragraph-properties fo:margin-left="0cm" fo:margin-right="0cm" fo:margin-top="0cm" fo:margin-bottom="0cm" fo:line-height="100%" fo:text-align="center" fo:text-indent="0cm" style:writing-mode="lr-tb"/>
    </style:style>
    <style:style style:name="P9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8"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justify" fo:text-indent="0cm" style:writing-mode="lr-tb"/>
    </style:style>
    <style:style style:name="P10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justify"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2"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add9e0"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3"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6"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10" style:family="paragraph">
      <loext:graphic-properties draw:fill="solid" draw:fill-color="#d62e4e"/>
    </style:style>
    <style:style style:name="P11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officeooo:rsid="033506eb" fo:background-color="transparent" loext:char-shading-value="0"/>
    </style:style>
    <style:style style:name="T11" style:family="text">
      <style:text-properties fo:text-transform="uppercase" fo:color="#808080" loext:opacity="100%" style:font-name="Bitstream Vera Sans6" fo:font-size="9pt" officeooo:rsid="00d8520c" fo:background-color="transparent" loext:char-shading-value="0"/>
    </style:style>
    <style:style style:name="T12" style:family="text">
      <style:text-properties fo:text-transform="uppercase" fo:color="#808080" loext:opacity="100%" style:font-name="Bitstream Vera Sans6" fo:font-size="9pt" officeooo:rsid="030c4d7d" fo:background-color="transparent" loext:char-shading-value="0"/>
    </style:style>
    <style:style style:name="T13" style:family="text">
      <style:text-properties fo:text-transform="uppercase" fo:color="#808080" loext:opacity="100%" style:font-name="Bitstream Vera Sans6" fo:font-size="9pt" officeooo:rsid="0334510d" fo:background-color="transparent" loext:char-shading-value="0"/>
    </style:style>
    <style:style style:name="T14" style:family="text">
      <style:text-properties fo:text-transform="uppercase" fo:color="#808080" loext:opacity="100%" style:font-name="Bitstream Vera Sans6" fo:font-size="9pt" officeooo:rsid="015f088a" fo:background-color="transparent" loext:char-shading-value="0"/>
    </style:style>
    <style:style style:name="T15" style:family="text">
      <style:text-properties fo:text-transform="uppercase" fo:color="#808080" loext:opacity="100%" style:font-name="Bitstream Vera Sans6" fo:font-size="9pt" officeooo:rsid="010c4d3a" fo:background-color="transparent" loext:char-shading-value="0"/>
    </style:style>
    <style:style style:name="T16" style:family="text">
      <style:text-properties fo:text-transform="uppercase" fo:color="#808080" loext:opacity="100%" style:font-name="Bitstream Vera Sans6" fo:font-size="9pt" officeooo:rsid="010d212a" fo:background-color="transparent" loext:char-shading-value="0"/>
    </style:style>
    <style:style style:name="T17" style:family="text">
      <style:text-properties fo:text-transform="uppercase" fo:color="#808080" loext:opacity="100%" style:font-name="Bitstream Vera Sans6" fo:font-size="9pt" officeooo:rsid="015c53e1" fo:background-color="transparent" loext:char-shading-value="0"/>
    </style:style>
    <style:style style:name="T18" style:family="text">
      <style:text-properties fo:text-transform="uppercase" fo:color="#808080" loext:opacity="100%" style:font-name="Bitstream Vera Sans6" fo:font-size="9pt" officeooo:rsid="02af0d27" fo:background-color="transparent" loext:char-shading-value="0"/>
    </style:style>
    <style:style style:name="T1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0" style:family="text">
      <style:text-properties officeooo:rsid="010c4d3a"/>
    </style:style>
    <style:style style:name="T21" style:family="text">
      <style:text-properties fo:font-size="16pt" officeooo:rsid="0053b3bd" style:font-size-asian="16pt" style:font-size-complex="16pt"/>
    </style:style>
    <style:style style:name="T22" style:family="text">
      <style:text-properties officeooo:rsid="00545a20"/>
    </style:style>
    <style:style style:name="T23" style:family="text">
      <style:text-properties officeooo:rsid="00360aef"/>
    </style:style>
    <style:style style:name="T24" style:family="text">
      <style:text-properties officeooo:rsid="015f088a"/>
    </style:style>
    <style:style style:name="T25" style:family="text">
      <style:text-properties officeooo:rsid="0021cde5"/>
    </style:style>
    <style:style style:name="T26" style:family="text">
      <style:text-properties officeooo:rsid="01f8729d"/>
    </style:style>
    <style:style style:name="T27" style:family="text">
      <style:text-properties fo:language="fr" fo:country="FR"/>
    </style:style>
    <style:style style:name="T28" style:family="text">
      <style:text-properties fo:language="en" fo:country="US"/>
    </style:style>
    <style:style style:name="T29" style:family="text">
      <style:text-properties officeooo:rsid="00b89ec2"/>
    </style:style>
    <style:style style:name="T30" style:family="text">
      <style:text-properties officeooo:rsid="00bd8ed4"/>
    </style:style>
    <style:style style:name="T31" style:family="text">
      <style:text-properties style:font-name="Atalante" officeooo:rsid="00bd8ed4"/>
    </style:style>
    <style:style style:name="T32" style:family="text">
      <style:text-properties style:text-position="sub 58%" style:font-name="Times New Roman3" officeooo:rsid="00bd8ed4"/>
    </style:style>
    <style:style style:name="T33" style:family="text">
      <style:text-properties officeooo:rsid="00c05c6b"/>
    </style:style>
    <style:style style:name="T34" style:family="text">
      <style:text-properties style:use-window-font-color="true" loext:opacity="0%" fo:background-color="transparent" loext:char-shading-value="0"/>
    </style:style>
    <style:style style:name="T35" style:family="text">
      <style:text-properties style:use-window-font-color="true" loext:opacity="0%" officeooo:rsid="00cd82dc" fo:background-color="transparent" loext:char-shading-value="0"/>
    </style:style>
    <style:style style:name="T36" style:family="text">
      <style:text-properties style:use-window-font-color="true" loext:opacity="0%" officeooo:rsid="00d4fac2" fo:background-color="transparent" loext:char-shading-value="0"/>
    </style:style>
    <style:style style:name="T37" style:family="text">
      <style:text-properties fo:color="#ff0000" loext:opacity="100%" officeooo:rsid="00cd82dc" fo:background-color="#7fff00" loext:char-shading-value="0"/>
    </style:style>
    <style:style style:name="T38" style:family="text">
      <style:text-properties officeooo:rsid="00cd5b49"/>
    </style:style>
    <style:style style:name="T39" style:family="text">
      <style:text-properties officeooo:rsid="00d14fca"/>
    </style:style>
    <style:style style:name="T40" style:family="text">
      <style:text-properties officeooo:rsid="00d296fd"/>
    </style:style>
    <style:style style:name="T41"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font-name-asian="Arial Unicode MS" style:font-size-asian="9pt" style:font-style-asian="normal" style:font-weight-asian="normal" style:font-name-complex="Tahoma1" style:font-size-complex="9pt" style:font-style-complex="normal" style:font-weight-complex="normal" style:text-emphasize="none" style:font-relief="none"/>
    </style:style>
    <style:style style:name="T42"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3" style:family="text">
      <style:text-properties fo:color="#ffffff" loext:opacity="100%" style:font-name="Bitstream Vera Sans1" fo:font-size="16pt" fo:font-weight="bold" style:font-size-asian="16pt" style:font-weight-asian="bold" style:font-size-complex="16pt" style:font-weight-complex="bold"/>
    </style:style>
    <style:style style:name="T44"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e8c32a" loext:opacity="100%" style:text-outline="false" style:text-line-through-style="none" style:text-line-through-type="none" style:font-name="Bitstream Vera Sans1" fo:font-size="10pt" fo:font-style="normal" fo:text-shadow="none" style:text-underline-style="none" fo:font-weight="bold"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text-position="0% 100%" style:font-name="Bitstream Vera Sans1" fo:font-size="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8pt" style:language-asian="fr" style:country-asian="FR" style:font-style-asian="normal" style:font-weight-asian="normal" style:font-name-complex="Tahoma2" style:font-size-complex="8pt" style:language-complex="fr" style:country-complex="FR"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9pt" style:language-asian="fr" style:country-asian="FR" style:font-style-asian="normal" style:font-weight-asian="normal" style:font-name-complex="Tahoma2" style:font-size-complex="9pt" style:language-complex="fr" style:country-complex="FR" style:font-style-complex="normal" style:font-weight-complex="normal" style:text-emphasize="none" style:text-scale="100%" style:font-relief="none" style:text-overline-style="none" style:text-overline-color="font-color"/>
    </style:style>
    <style:style style:name="T4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2" style:family="text">
      <style:text-properties style:font-name="Bitstream Vera Sans1" fo:font-size="10pt" style:font-size-asian="10pt" style:font-size-complex="10pt"/>
    </style:style>
    <style:style style:name="T53" style:family="text">
      <style:text-properties style:font-name="Bitstream Vera Sans1" fo:font-size="9pt" style:font-size-asian="9pt" style:font-size-complex="9pt"/>
    </style:style>
    <style:style style:name="T54"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55" style:family="text">
      <style:text-properties style:font-name="Atalante"/>
    </style:style>
    <style:style style:name="T56" style:family="text">
      <style:text-properties style:text-position="-8% 58%" style:font-name="Times New Roman3"/>
    </style:style>
    <style:style style:name="T57"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font-name="OpenSymbol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loext:opacity="0%" style:text-outline="false" style:text-line-through-style="none" style:text-line-through-type="none" style:text-position="0% 100%"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text-position="-33% 58%"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loext:decorative="false" fo:margin-left="0.199cm" fo:margin-right="0cm" style:run-through="foreground" style:wrap="left" style:number-wrapped-paragraphs="no-limit" style:wrap-contour="false" style:vertical-pos="from-top" style:vertical-rel="paragraph" style:horizontal-pos="from-left" style:horizontal-rel="paragraph" draw:wrap-influence-on-position="once-concurrent" loext:allow-overlap="false" style:flow-with-text="false"/>
    </style:style>
    <style:style style:name="gr2" style:family="graphic">
      <style:graphic-properties draw:stroke="dash" draw:stroke-dash="Ultrafine_20_Dashe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 style:family="graphic">
      <style:graphic-properties draw:stroke="none" draw:stroke-dash="Ultrafine_20_Dashed" svg:stroke-width="0.019cm" svg:stroke-color="#000000" draw:marker-start-width="0.33cm" draw:marker-start-center="false" draw:marker-end-width="0.33cm" draw:marker-end-center="false" draw:fill="none" draw:fill-color="#ffffff" fo:min-height="0.473cm" draw:shadow="hidden" draw:shadow-offset-x="0.3cm" draw:shadow-offset-y="0.3cm" draw:shadow-color="#808080" loext:decorative="false" style:run-through="foreground"/>
      <style:paragraph-properties style:writing-mode="lr-tb"/>
    </style:style>
    <style:style style:name="gr5" style:family="graphic">
      <style:graphic-properties draw:stroke="none" draw:stroke-dash="Ultrafine_20_Dashed" svg:stroke-width="0.019cm" svg:stroke-color="#000000" draw:marker-start-width="0.3cm" draw:marker-start-center="false" draw:marker-end-width="0.3cm" draw:marker-end-center="false" draw:fill="none" draw:fill-color="#ffffff" fo:min-height="0.473cm" draw:shadow="hidden" draw:shadow-offset-x="0.3cm" draw:shadow-offset-y="0.3cm" draw:shadow-color="#808080" loext:decorative="false" style:run-through="foreground"/>
      <style:paragraph-properties style:writing-mode="lr-tb"/>
    </style:style>
    <style:style style:name="gr6" style:family="graphic">
      <style:graphic-properties draw:stroke="solid"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 style:family="graphic">
      <style:graphic-properties draw:stroke="solid" draw:stroke-dash="Ultrafine_20_Dashe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 style:family="graphic">
      <style:graphic-properties svg:stroke-width="0.03cm" svg:stroke-color="#000000" draw:marker-start-width="0.39cm" draw:marker-end-width="0.39cm" draw:textarea-horizontal-align="center" draw:textarea-vertical-align="middle" fo:padding-top="0.014cm" fo:padding-bottom="0.014cm" fo:padding-left="0.014cm" fo:padding-right="0.014cm" loext:decorative="false" style:run-through="foreground"/>
    </style:style>
    <style:style style:name="gr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cm" svg:stroke-color="#000000" draw:marker-start-width="0.272cm" draw:marker-start-center="false" draw:marker-end-width="0.272cm" draw:marker-end-center="false" draw:fill="solid" draw:fill-color="#ead680" draw:opacity="50%" draw:textarea-horizontal-align="center" draw:textarea-vertical-align="middle" fo:padding-top="0.116cm" fo:padding-bottom="0.116cm" fo:padding-left="0.242cm" fo:padding-right="0.242cm" draw:shadow="hidden" draw:shadow-offset-x="0.3cm" draw:shadow-offset-y="0.3cm" draw:shadow-color="#808080" loext:decorative="false" style:run-through="foreground"/>
    </style:style>
    <style:style style:name="gr21" style:family="graphic">
      <style:graphic-properties draw:stroke="solid" svg:stroke-width="0cm" svg:stroke-color="#000000" draw:marker-start-width="0.243cm" draw:marker-start-center="false" draw:marker-end-width="0.243cm" draw:marker-end-center="false" draw:fill="solid" draw:fill-color="#ead680" draw:opacity="50%" draw:textarea-horizontal-align="center" draw:textarea-vertical-align="middle" fo:padding-top="0.116cm" fo:padding-bottom="0.116cm" fo:padding-left="0.242cm" fo:padding-right="0.242cm" draw:shadow="hidden" draw:shadow-offset-x="0.3cm" draw:shadow-offset-y="0.3cm" draw:shadow-color="#808080" loext:decorative="false" style:run-through="foreground"/>
    </style:style>
    <style:style style:name="gr22" style:family="graphic">
      <style:graphic-properties draw:stroke="none" draw:stroke-dash="Dashed_20__28_var_29__20_7310"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cm" fo:min-width="0.82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3" style:family="graphic">
      <style:graphic-properties draw:stroke="solid" svg:stroke-width="0.019cm" svg:stroke-color="#000000" draw:marker-start-width="0.272cm" draw:marker-start-center="false" draw:marker-end-width="0.272cm" draw:marker-end-center="false" draw:fill="solid" draw:fill-color="#ead680" draw:opacity="50%"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4" style:family="graphic">
      <style:graphic-properties draw:stroke="solid" svg:stroke-width="0.019cm" svg:stroke-color="#000000" draw:marker-start-width="0.229cm" draw:marker-start-center="false" draw:marker-end-width="0.229cm" draw:marker-end-center="false" draw:fill="solid" draw:fill-color="#c0c0c0"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 style:family="graphic">
      <style:graphic-properties draw:stroke="soli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6" style:family="graphic">
      <style:graphic-properties draw:stroke="none" draw:stroke-dash="Dashed_20__28_var_29__20_7311" svg:stroke-width="0.019cm" svg:stroke-color="#000000" draw:marker-start-width="0.231cm" draw:marker-start-center="false"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02cm" fo:min-width="0.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7"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8"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9" style:family="graphic">
      <style:graphic-properties draw:stroke="none" svg:stroke-width="0cm" svg:stroke-color="#000000" draw:marker-start-width="0.3cm" draw:marker-start-center="false" draw:marker-end-width="0.3cm" draw:marker-end-center="false" draw:fill="none" draw:fill-color="#ffffff" draw:textarea-horizontal-align="justify" fo:min-height="0.8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0" style:family="graphic">
      <style:graphic-properties style:writing-mode="lr-tb" loext:decorative="false" style:run-through="foreground" style:wrap="left"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2cm" fo:min-width="0.9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2"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false" draw:fit-to-size="false" style:shrink-to-fit="false" draw:fit-to-contour="false" fo:max-height="0cm" fo:max-width="0cm" fo:min-height="0.374cm" fo:min-width="0.31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3"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4"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5"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6" style:family="graphic">
      <style:graphic-properties draw:stroke="solid" svg:stroke-width="0.028cm" svg:stroke-color="#000000" draw:marker-start-width="0.342cm" draw:marker-start-center="false" draw:marker-end-width="0.342cm" draw:marker-end-center="false" draw:fill="solid" draw:fill-color="#de9ad5" draw:textarea-horizontal-align="justify" draw:textarea-vertical-align="middle" draw:auto-grow-height="false" fo:min-height="0.67cm" fo:min-width="0.982cm" fo:padding-top="0.139cm" fo:padding-bottom="0.139cm" fo:padding-left="0.265cm" fo:padding-right="0.265cm" draw:shadow="hidden" draw:shadow-offset-x="0.3cm" draw:shadow-offset-y="0.3cm" draw:shadow-color="#808080" loext:decorative="false" style:run-through="foreground"/>
    </style:style>
    <style:style style:name="gr37" style:family="graphic">
      <style:graphic-properties draw:stroke="dash" draw:stroke-dash="Fine_20_Dashed" svg:stroke-width="0.019cm" svg:stroke-color="#000000" draw:marker-start-width="0.233cm" draw:marker-start-center="false" draw:marker-end-width="0.2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136cm" fo:padding-bottom="0.136cm" fo:padding-left="0.261cm" fo:padding-right="0.26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8" style:family="graphic">
      <style:graphic-properties draw:stroke="solid" svg:stroke-width="0.019cm" svg:stroke-color="#000000" draw:marker-start-width="0.229cm" draw:marker-start-center="false" draw:marker-end-width="0.229cm" draw:marker-end-center="false" draw:fill="none" draw:fill-color="#ffff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39" style:family="graphic">
      <style:graphic-properties draw:stroke="none" svg:stroke-width="0.019cm" svg:stroke-color="#000000" draw:marker-start-width="0.233cm" draw:marker-start-center="false" draw:marker-end-width="0.233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32cm" fo:min-width="0.70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40"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1" style:family="graphic">
      <style:graphic-properties loext:decorative="false" style:run-through="foreground"/>
    </style:style>
    <style:style style:name="gr42"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loext:decorative="false"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413cm" fo:min-width="0.28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5.406cm" fo:min-width="5.156cm" fo:padding-top="0.125cm" fo:padding-bottom="0.125cm" fo:padding-left="0.25cm" fo:padding-right="0.25cm" draw:shadow="hidden" draw:shadow-offset-x="0.3cm" draw:shadow-offset-y="0.3cm" draw:shadow-color="#808080" loext:decorative="false" style:run-through="foreground"/>
    </style:style>
    <style:style style:name="gr4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solid"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7" style:family="graphic">
      <style:graphic-properties draw:stroke="solid"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8"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textarea-horizontal-align="justify" fo:min-height="0.41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49" style:family="graphic">
      <style:graphic-properties draw:stroke="dash"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0"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textarea-horizontal-align="justify" fo:min-height="1.235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52"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3" style:family="graphic">
      <style:graphic-properties draw:stroke="solid" svg:stroke-width="0.03cm" svg:stroke-color="#0066ff"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4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7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7" style:family="graphic">
      <style:graphic-properties draw:stroke="dash" draw:stroke-dash="Long_20_Dot" svg:stroke-width="0.03cm" svg:stroke-color="#0066ff"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58" style:family="graphic">
      <style:graphic-properties draw:stroke="solid"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59" style:family="graphic">
      <style:graphic-properties draw:stroke="dash" draw:stroke-dash="Dashed_20__28_var_29_" svg:stroke-width="0.03cm" svg:stroke-color="#0066ff"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1" style:family="graphic">
      <style:graphic-properties draw:stroke="none" svg:stroke-color="#000000" draw:fill="none" draw:fill-color="#ffffff" fo:min-height="0.494cm" loext:decorative="false" style:run-through="foreground"/>
      <style:paragraph-properties style:writing-mode="lr-tb"/>
    </style:style>
    <style:style style:name="gr62" style:family="graphic">
      <style:graphic-properties svg:stroke-color="#000000" draw:marker-end="Arrowheads_20_1" draw:marker-end-width="0.176cm" draw:textarea-horizontal-align="center" draw:textarea-vertical-align="middle" loext:decorative="false" style:run-through="foreground"/>
    </style:style>
    <style:style style:name="gr63" style:family="graphic">
      <style:graphic-properties svg:stroke-color="#000000" draw:marker-end="Arrowheads_20_2" draw:marker-end-width="0.176cm" draw:textarea-horizontal-align="center" draw:textarea-vertical-align="middle" loext:decorative="false" style:run-through="foreground"/>
    </style:style>
    <style:style style:name="gr64" style:family="graphic">
      <style:graphic-properties style:writing-mode="lr-tb" loext:decorative="false" style:run-through="foreground"/>
    </style:style>
    <style:style style:name="gr65" style:family="graphic">
      <style:graphic-properties draw:stroke="solid" svg:stroke-width="0.03cm" svg:stroke-color="#ff00ff" draw:marker-start="" draw:marker-start-width="0.25cm" draw:marker-start-center="false" draw:marker-end="" draw:marker-end-width="0.25cm" draw:marker-end-center="false" draw:fill="solid" draw:fill-color="#729fcf" draw:textarea-horizontal-align="justify" draw:textarea-vertical-align="middle" fo:padding-top="0.139cm" fo:padding-bottom="0.139cm" fo:padding-left="0.265cm" fo:padding-right="0.265cm" draw:shadow="hidden" draw:shadow-offset-x="0.199cm" draw:shadow-offset-y="0.199cm" draw:shadow-color="#808080" loext:decorative="false"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41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73" style:family="graphic">
      <style:graphic-properties draw:stroke="none" svg:stroke-color="#000000" draw:fill="none" draw:fill-color="#ffffff" fo:min-height="0.496cm" loext:decorative="false" style:run-through="foreground"/>
      <style:paragraph-properties style:writing-mode="lr-tb"/>
    </style:style>
    <style:style style:name="gr74"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75" style:family="graphic">
      <style:graphic-properties draw:stroke="solid" svg:stroke-width="0.019cm" svg:stroke-color="#000000" draw:marker-start="" draw:marker-start-width="0.3cm" draw:marker-start-center="false" draw:marker-end="" draw:marker-end-width="0.3cm" draw:marker-end-center="false" draw:fill="solid" draw:fill-color="#b4c7dc"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6"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974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78" style:family="graphic">
      <style:graphic-properties draw:stroke="solid" svg:stroke-width="0.019cm" svg:stroke-color="#000000" draw:marker-start="" draw:marker-start-width="0.3cm" draw:marker-start-center="false" draw:marker-end="" draw:marker-end-width="0.3cm" draw:marker-end-center="false" draw:fill="solid" draw:fill-color="#ffb66c"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7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0.413cm" fo:min-width="1.21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0" style:family="graphic">
      <style:graphic-properties draw:stroke="solid" svg:stroke-width="0.019cm" svg:stroke-color="#000000" draw:marker-start="" draw:marker-start-width="0.3cm" draw:marker-start-center="false" draw:marker-end="" draw:marker-end-width="0.3cm" draw:marker-end-center="false" draw:fill="solid" draw:fill-color="#e8f2a1"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1.007cm" fo:min-width="0.87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2" style:family="graphic">
      <style:graphic-properties draw:stroke="solid" svg:stroke-width="0.019cm" svg:stroke-color="#000000" draw:marker-start="" draw:marker-start-width="0.3cm" draw:marker-start-center="false" draw:marker-end="" draw:marker-end-width="0.3cm" draw:marker-end-center="false" draw:fill="solid" draw:fill-color="#ffa6a6"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width="true" fo:min-height="1.035cm" fo:min-width="1.21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4" style:family="graphic">
      <style:graphic-properties draw:stroke="none" svg:stroke-color="#000000" draw:fill="none" draw:fill-color="#ffffff" fo:min-height="0.568cm" loext:decorative="false" style:run-through="foreground"/>
      <style:paragraph-properties style:writing-mode="lr-tb"/>
    </style:style>
    <style:style style:name="gr85" style:family="graphic">
      <style:graphic-properties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6" style:family="graphic">
      <style:graphic-properties draw:stroke="none" draw:stroke-dash="Dashed_20__28_var_29__20_732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87" style:family="graphic">
      <style:graphic-properties draw:stroke="solid" draw:stroke-dash="Dashed_20__28_var_29__20_732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8" style:family="graphic">
      <style:graphic-properties draw:stroke="solid" draw:stroke-dash="Dashed_20__28_var_29__20_732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9" style:family="graphic">
      <style:graphic-properties draw:stroke="solid" draw:stroke-dash="Dashed_20__28_var_29__20_7329"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0" style:family="graphic">
      <style:graphic-properties draw:stroke="solid" draw:stroke-dash="Dashed_20__28_var_29__20_733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1" style:family="graphic">
      <style:graphic-properties draw:stroke="dash" draw:stroke-dash="Dashed_20__28_var_29__20_7331"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2" style:family="graphic">
      <style:graphic-properties draw:stroke="solid" draw:stroke-dash="Dashed_20__28_var_29__20_733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3" style:family="graphic">
      <style:graphic-properties draw:stroke="solid" draw:stroke-dash="Dashed_20__28_var_29__20_733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4" style:family="graphic">
      <style:graphic-properties draw:stroke="none" draw:stroke-dash="Dashed_20__28_var_29__20_733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5" style:family="graphic">
      <style:graphic-properties draw:stroke="none" draw:stroke-dash="Dashed_20__28_var_29__20_733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6" style:family="graphic">
      <style:graphic-properties draw:stroke="none" draw:stroke-dash="Dashed_20__28_var_29__20_733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7" style:family="graphic">
      <style:graphic-properties draw:stroke="none" draw:stroke-dash="Dashed_20__28_var_29__20_733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8" style:family="graphic">
      <style:graphic-properties draw:stroke="solid" draw:stroke-dash="Dashed_20__28_var_29__20_7338"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9" style:family="graphic">
      <style:graphic-properties draw:stroke="solid" draw:stroke-dash="Dashed_20__28_var_29__20_7339"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0" style:family="graphic">
      <style:graphic-properties draw:stroke="none" draw:stroke-dash="Dashed_20__28_var_29__20_734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4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1" style:family="graphic">
      <style:graphic-properties draw:stroke="none" draw:stroke-dash="Dashed_20__28_var_29__20_7341"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376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02" style:family="graphic">
      <style:graphic-properties draw:stroke="solid" draw:stroke-dash="Dashed_20__28_var_29__20_734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3" style:family="graphic">
      <style:graphic-properties draw:stroke="solid" draw:stroke-dash="Dashed_20__28_var_29__20_734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4" style:family="graphic">
      <style:graphic-properties draw:stroke="solid" draw:stroke-dash="Dashed_20__28_var_29__20_734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5" style:family="graphic">
      <style:graphic-properties draw:stroke="solid" draw:stroke-dash="Dashed_20__28_var_29__20_7345"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6" style:family="graphic">
      <style:graphic-properties draw:stroke="solid" draw:stroke-dash="Dashed_20__28_var_29__20_734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7" style:family="graphic">
      <style:graphic-properties draw:stroke="solid" draw:stroke-dash="Dashed_20__28_var_29__20_734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8" style:family="graphic">
      <style:graphic-properties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9" style:family="graphic">
      <style:graphic-properties draw:stroke="none" draw:stroke-dash="Dashed_20__28_var_29__20_73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96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10" style:family="graphic">
      <style:graphic-properties draw:stroke="solid" draw:stroke-dash="Dashed_20__28_var_29__20_73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1" style:family="graphic">
      <style:graphic-properties draw:stroke="solid" draw:stroke-dash="Dashed_20__28_var_29__20_73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2" style:family="graphic">
      <style:graphic-properties draw:stroke="solid" draw:stroke-dash="Dashed_20__28_var_29__20_73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3" style:family="graphic">
      <style:graphic-properties draw:stroke="solid" draw:stroke-dash="Dashed_20__28_var_29__20_73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4" style:family="graphic">
      <style:graphic-properties draw:stroke="solid" draw:stroke-dash="Dashed_20__28_var_29__20_73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5" style:family="graphic">
      <style:graphic-properties draw:stroke="solid" draw:stroke-dash="Dashed_20__28_var_29__20_73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6" style:family="graphic">
      <style:graphic-properties draw:stroke="solid" draw:stroke-dash="Dashed_20__28_var_29__20_73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7" style:family="graphic">
      <style:graphic-properties draw:stroke="solid" draw:stroke-dash="Dashed_20__28_var_29__20_73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8" style:family="graphic">
      <style:graphic-properties draw:stroke="solid" draw:stroke-dash="Dashed_20__28_var_29__20_73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9" style:family="graphic">
      <style:graphic-properties draw:stroke="solid" draw:stroke-dash="Dashed_20__28_var_29__20_73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0" style:family="graphic">
      <style:graphic-properties draw:stroke="none" draw:stroke-dash="Dashed_20__28_var_29__20_73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1" style:family="graphic">
      <style:graphic-properties draw:stroke="none" draw:stroke-dash="Dashed_20__28_var_29__20_73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2" style:family="graphic">
      <style:graphic-properties draw:stroke="none" draw:stroke-dash="Dashed_20__28_var_29__20_73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3" style:family="graphic">
      <style:graphic-properties draw:stroke="none" draw:stroke-dash="Dashed_20__28_var_29__20_73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4" style:family="graphic">
      <style:graphic-properties draw:stroke="solid" draw:stroke-dash="Dashed_20__28_var_29__20_7363"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5" style:family="graphic">
      <style:graphic-properties draw:stroke="solid" draw:stroke-dash="Dashed_20__28_var_29__20_7364"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413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127" style:family="graphic">
      <style:graphic-properties draw:stroke="none" draw:stroke-dash="Dashed_20__28_var_29__20_73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3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8" style:family="graphic">
      <style:graphic-properties draw:stroke="solid" svg:stroke-width="0cm" svg:stroke-color="#000000" draw:marker-start="Concave" draw:marker-start-width="0.199cm" draw:marker-start-center="false" draw:marker-end="Concav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loext:decorative="false" style:run-through="foreground"/>
    </style:style>
    <style:style style:name="gr129" style:family="graphic">
      <style:graphic-properties draw:stroke="solid" draw:stroke-dash="Dashed_20__28_var_29__20_7313" svg:stroke-width="0.019cm" svg:stroke-color="#000000" draw:marker-start-width="0.229cm" draw:marker-start-center="false" draw:marker-end-width="0.229cm" draw:marker-end-center="false" svg:stroke-opacity="100%" draw:stroke-linejoin="round" draw:fill="solid" draw:fill-color="#add9e0"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0" style:family="graphic">
      <style:graphic-properties draw:stroke="none" draw:stroke-dash="Dashed_20__28_var_29__20_7314"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415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31" style:family="graphic">
      <style:graphic-properties draw:stroke="solid" draw:stroke-dash="Dashed_20__28_var_29__20_7315" svg:stroke-width="0.019cm" svg:stroke-color="#000000" draw:marker-start-width="0.229cm" draw:marker-start-center="false" draw:marker-end-width="0.229cm" draw:marker-end-center="false" svg:stroke-opacity="100%" draw:stroke-linejoin="round" draw:fill="solid" draw:fill-color="#add9e0"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2" style:family="graphic">
      <style:graphic-properties draw:stroke="solid" draw:stroke-dash="Dashed_20__28_var_29__20_7316" svg:stroke-width="0.019cm" svg:stroke-color="#000000" draw:marker-start="Arrow" draw:marker-start-width="0.229cm" draw:marker-start-center="false" draw:marker-end="Arrow"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3" style:family="graphic">
      <style:graphic-properties draw:stroke="solid" draw:stroke-dash="Dashed_20__28_var_29__20_7317"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4" style:family="graphic">
      <style:graphic-properties draw:stroke="solid" draw:stroke-dash="Dashed_20__28_var_29__20_7318"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5" style:family="graphic">
      <style:graphic-properties draw:stroke="solid" draw:stroke-dash="Dashed_20__28_var_29__20_7319"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6" style:family="graphic">
      <style:graphic-properties draw:stroke="solid" draw:stroke-dash="Dashed_20__28_var_29__20_7320"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7" style:family="graphic">
      <style:graphic-properties draw:stroke="solid" draw:stroke-dash="Dashed_20__28_var_29__20_7321"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8" style:family="graphic">
      <style:graphic-properties draw:stroke="solid" draw:stroke-dash="Dashed_20__28_var_29__20_7322"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39" style:family="graphic">
      <style:graphic-properties draw:stroke="solid" draw:stroke-dash="Dashed_20__28_var_29__20_7323"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0" style:family="graphic">
      <style:graphic-properties draw:stroke="solid" draw:stroke-dash="Dashed_20__28_var_29__20_7324"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41" style:family="graphic">
      <style:graphic-properties draw:stroke="none" svg:stroke-width="0cm" svg:stroke-color="#000000" draw:marker-start-width="0.3cm" draw:marker-start-center="false" draw:marker-end-width="0.3cm" draw:marker-end-center="false" draw:fill="none" draw:fill-color="#ffffff" draw:textarea-horizontal-align="justify" fo:min-height="0.49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142"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5"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4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6" text:outline-level="1"><text:span text:style-name="_5f_Caractères">Calcule l’aire de chacune des figures suivantes :</text:span></text:h>
          <text:list>
            <text:list-item>
              <text:p text:style-name="P43"><text:span text:style-name="_5f_Caractères">Un carré de côté 3,4 cm</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list>
            <text:list-item>
              <text:p text:style-name="P43"><text:span text:style-name="_5f_Caractères">Un rectangle de longueur 0,56 dm et de largeur 35 mm.</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list>
            <text:list-item>
              <text:p text:style-name="P44"><text:span text:style-name="_5f_Caractères">Un triangle rectangle dont les côtés </text:span><text:span text:style-name="_5f_Caractères"><text:span text:style-name="T35">formant</text:span></text:span><text:span text:style-name="_5f_Caractères"><text:span text:style-name="T37"> </text:span></text:span><text:span text:style-name="_5f_Caractères">l’angle droit mesurent 0,034 km et 54 m.</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h text:style-name="P49" text:outline-level="1"><draw:g text:anchor-type="char" draw:z-index="106" draw:name="DrawObject5" draw:style-name="gr1"><draw:line draw:name="Forme 14" draw:style-name="gr2" draw:text-style-name="P51" svg:x1="5.311cm" svg:y1="1.761cm" svg:x2="8.447cm" svg:y2="2.814cm"><text:p/></draw:line><draw:line draw:name="Forme 15" draw:style-name="gr3" draw:text-style-name="P51" svg:x1="8.596cm" svg:y1="2.904cm" svg:x2="8.135cm" svg:y2="4.283cm"><text:p/></draw:line><draw:frame draw:name="Forme 16" draw:style-name="gr4" draw:text-style-name="P53" svg:width="1.29cm" svg:height="0.473cm" draw:transform="rotate (-0.331787090804122) translate (5.89668055555556cm 3.58345833333333cm)"><draw:text-box><text:p text:style-name="P52"><text:span text:style-name="T41">1</text:span><text:span text:style-name="T41">0</text:span><text:span text:style-name="T41"> </text:span><text:span text:style-name="T41">c</text:span><text:span text:style-name="T41">m</text:span></text:p></draw:text-box></draw:frame><draw:frame draw:name="Forme 17" draw:style-name="gr5" draw:text-style-name="P53" svg:width="1.183cm" svg:height="0.473cm" draw:transform="rotate (1.25052840905394) translate (8.29456944444444cm 4.21316666666667cm)"><draw:text-box><text:p text:style-name="P52"><text:span text:style-name="T41">5</text:span><text:span text:style-name="T41"> </text:span><text:span text:style-name="T41">c</text:span><text:span text:style-name="T41">m</text:span></text:p></draw:text-box></draw:frame><draw:path draw:name="Forme 18" draw:style-name="gr6" draw:text-style-name="P54" svg:width="0.066cm" svg:height="1.56cm" svg:x="5.302cm" svg:y="1.779cm" svg:viewBox="0 0 67 1561" svg:d="M0 1561c0-57 18-110 18-166s0-115 5-171-5-113 3-165 20-117 18-173 20-71 5-127c-12-67 22-142 6-206-11-55 12-120 12-176s0-115 0-172 0-112 0-166v-39"><text:p/></draw:path><draw:path draw:name="Forme 19" draw:style-name="gr7" draw:text-style-name="P54" svg:width="2.433cm" svg:height="2.389cm" svg:x="5.38cm" svg:y="1.791cm" svg:viewBox="0 0 2434 2390" svg:d="M0 0c42 51 109 69 164 104 65 42 126 94 167 162 56 88 173 146 226 236 45 79 139 88 172 178 26 75 109 86 155 155 55 86 153 174 236 238 74 56 153 142 217 211s137 153 208 215c79 69 136 141 211 216 60 60 81 60 127 132 40 67 109 127 174 166s96 115 156 156l171 166 45 55h5"><text:p/></draw:path><draw:path draw:name="Forme 20" draw:style-name="gr6" draw:text-style-name="P54" svg:width="2.5cm" svg:height="0.844cm" svg:x="5.318cm" svg:y="3.347cm" svg:viewBox="0 0 2501 845" svg:d="M0 0c56 4 109 19 166 37 73 19 101 55 188 62 70 5 130 46 199 65s129 60 199 89 231 83 314 88c75 6 279 96 348 117 85 25 175 40 255 88 62 39 127 41 198 62 65 19 336 112 398 137l236 100"><text:p/></draw:path><draw:path draw:name="Forme 21" draw:style-name="gr6" draw:text-style-name="P54" svg:width="1.893cm" svg:height="0.957cm" svg:x="5.311cm" svg:y="2.389cm" svg:viewBox="0 0 1894 958" svg:d="M0 958c139-128 399-266 561-328 148-55 606-267 760-349 148-77 294-108 440-195l133-66v-20"><text:p/></draw:path><draw:frame draw:name="Forme 22" draw:style-name="gr4" draw:text-style-name="P55" svg:width="0.253cm" svg:height="0.473cm" svg:x="5.198cm" svg:y="1.399cm"><draw:text-box><text:p text:style-name="P52"><text:span text:style-name="T42">A</text:span></text:p></draw:text-box></draw:frame><draw:frame draw:name="Forme 23" draw:style-name="gr4" draw:text-style-name="P55" svg:width="0.258cm" svg:height="0.473cm" svg:x="7.205cm" svg:y="1.792cm"><draw:text-box><text:p text:style-name="P52"><text:span text:style-name="T42">D</text:span></text:p></draw:text-box></draw:frame><draw:frame draw:name="Forme 24" draw:style-name="gr4" draw:text-style-name="P55" svg:width="0.251cm" svg:height="0.473cm" svg:x="5.046cm" svg:y="3.36cm"><draw:text-box><text:p text:style-name="P52"><text:span text:style-name="T42">B</text:span></text:p></draw:text-box></draw:frame><draw:frame draw:name="Forme 25" draw:style-name="gr4" draw:text-style-name="P55" svg:width="0.251cm" svg:height="0.473cm" svg:x="7.803cm" svg:y="4.211cm"><draw:text-box><text:p text:style-name="P52"><text:span text:style-name="T42">C</text:span></text:p></draw:text-box></draw:frame><draw:path draw:name="Forme 26" draw:style-name="gr8" draw:text-style-name="P56" svg:width="1.906cm" svg:height="0.088cm" draw:transform="rotate (-1.25977865408951) translate (7.25326824482711cm 2.36399374426667cm)" svg:viewBox="0 0 1907 89" svg:d="M0 68c126-28 249 28 376 17 129-11 277 32 395-34 142-80 272-13 410-20 123-7 247 10 373-7l123-19 129-5 101 10"><text:p/></draw:path></draw:g><text:span text:style-name="_5f_Caractères"><text:span text:style-name="T36">En justifiant ta réponse, indique ce que tu peux </text:span></text:span><text:span text:style-name="_5f_Caractères"><text:span text:style-name="T34"><text:s/>dire des aires de ABC et BCD </text:span></text:span><text:span text:style-name="_5f_Caractères"><text:span text:style-name="T36">sachant que (AD) et (BC) sont parallèles</text:span></text:span><text:span text:style-name="_5f_Caractères"><text:span text:style-name="T34"> .</text:span></text:span></text:h>
        </text:list-item>
      </text:list>
      <text:p text:style-name="P40"><text:span text:style-name="_5f_Caractères"><text:span text:style-name="T39">........................................</text:span></text:span></text:p>
      <text:p text:style-name="P40"><text:span text:style-name="_5f_Caractères"><text:span text:style-name="T39">........................................</text:span></text:span></text:p>
      <text:p text:style-name="P40"><text:span text:style-name="_5f_Caractères"><text:span text:style-name="T39">........................................</text:span></text:span></text:p>
      <text:p text:style-name="P40"><text:span text:style-name="_5f_Caractères"><text:span text:style-name="T39">........................................</text:span></text:span></text:p>
      <text:list text:continue-numbering="true" text:style-name="_5f_Numérotation_20_des_20_exercices">
        <text:list-item>
          <text:h text:style-name="P48" text:outline-level="1"><text:span text:style-name="_5f_Caractères">Les deux triangles quelconques ci-dessous sont tracés à main levée. Dans chaque cas, calcule leur aire et leur périmètre.</text:span></text:h>
        </text:list-item>
      </text:list>
      <text:h text:style-name="_5f_Paragraphe" text:outline-level="1"><draw:g text:anchor-type="paragraph" draw:z-index="31" draw:name="DrawObject 1" draw:style-name="gr52"><draw:line draw:name="Shape 1" draw:style-name="gr62" draw:text-style-name="P87" svg:x1="3.493cm" svg:y1="1.905cm" svg:x2="4.451cm" svg:y2="0.85cm"><text:p/></draw:line><draw:line draw:name="Shape 2" draw:style-name="gr63" draw:text-style-name="P87" svg:x1="2.265cm" svg:y1="3.098cm" svg:x2="0.988cm" svg:y2="4.35cm"><text:p/></draw:line><draw:g draw:name="DrawObject 2" draw:style-name="gr64"><draw:g draw:name="Shape 3" draw:style-name="gr41"><draw:path draw:style-name="gr65" draw:text-style-name="P83" svg:width="2.354cm" svg:height="0.223cm" draw:transform="skewX (0.00994837673636764) rotate (1.25209920538073) translate (0.386786521717393cm 3.76197615258113cm)" svg:viewBox="0 0 2355 224" svg:d="M0 192c349 22 696 51 1048 16 223-23 463-190 684-156 235 34 407 1 623-52"><text:p/></draw:path><draw:path draw:style-name="gr65" draw:text-style-name="P83" svg:width="2.686cm" svg:height="0.972cm" svg:x="1.124cm" svg:y="0.554cm" svg:viewBox="0 0 2687 973" svg:d="M0 973c216 0 674-276 884-303 204-26 682-335 886-305 191 29 525-297 718-290l199-75-54 20"><text:p/></draw:path><draw:path draw:style-name="gr65" draw:text-style-name="P83" svg:width="4.471cm" svg:height="0.904cm" draw:transform="skewX (0.0291469985083053) rotate (0.608421777245223) translate (0.126387874868631cm 3.10556371851105cm)" svg:viewBox="0 0 4472 905" svg:d="M0 852c230 31 463 68 694 46 265-21 528-108 797-102 266 6 526-50 782-112 258-62 492-210 752-266 245-56 539 8 732-172 203-188 467-84 689-174l26-72"><text:p/></draw:path><draw:frame draw:style-name="gr66" draw:text-style-name="P84" svg:width="1.83cm" svg:height="0.992cm" draw:transform="rotate (0.801106126665397) translate (2.07786111111111cm 2.97038888888889cm)"><draw:text-box><text:p text:style-name="P80"><text:span text:style-name="T50">11,2 cm</text:span></text:p></draw:text-box></draw:frame><draw:frame draw:style-name="gr67" draw:text-style-name="P84" svg:width="1.431cm" svg:height="0.668cm" draw:transform="rotate (1.34704511668922) translate (0.257527777777778cm 3.26848611111111cm)"><draw:text-box><text:p text:style-name="P80"><text:span text:style-name="T50">5 cm</text:span></text:p></draw:text-box></draw:frame><draw:frame draw:style-name="gr68" draw:text-style-name="P84" svg:width="1.811cm" svg:height="0.678cm" draw:transform="rotate (0.287455727803466) translate (1.27352777777778cm 0.749652777777778cm)"><draw:text-box><text:p text:style-name="P80"><text:span text:style-name="T50">7,8 cm</text:span></text:p></draw:text-box></draw:frame><draw:frame draw:style-name="gr69" draw:text-style-name="P85" svg:width="0.893cm" svg:height="0.698cm" svg:x="0.683cm" svg:y="0.831cm"><draw:text-box><text:p text:style-name="P80"><text:span text:style-name="T51">L</text:span></text:p></draw:text-box></draw:frame><draw:frame draw:style-name="gr70" draw:text-style-name="P85" svg:width="0.952cm" svg:height="0.796cm" svg:x="-0.012cm" svg:y="3.464cm"><draw:text-box><text:p text:style-name="P80"><text:span text:style-name="T51">K</text:span></text:p></draw:text-box></draw:frame><draw:path draw:style-name="gr65" draw:text-style-name="P83" svg:width="0.733cm" svg:height="1.302cm" draw:transform="skewX (0.0212930168743309) rotate (0.25848326222036) translate (1.12654654727657cm 1.52596442733991cm)" svg:viewBox="0 0 734 1303" svg:d="M0 0c105 20 177 132 164 249-13 116 43 227 107 319 68 101 143 200 210 300 43 64 52 95 75 173l83 101 59 88 36 73"><text:p/></draw:path><draw:line draw:style-name="gr58" draw:text-style-name="P83" svg:x1="1.909cm" svg:y1="2.417cm" svg:x2="2.12cm" svg:y2="2.206cm"><text:p/></draw:line><draw:line draw:style-name="gr58" draw:text-style-name="P83" svg:x1="2.355cm" svg:y1="2.415cm" svg:x2="2.122cm" svg:y2="2.169cm"><text:p/></draw:line><draw:frame draw:style-name="gr71" draw:text-style-name="P84" svg:width="1.798cm" svg:height="0.657cm" draw:transform="rotate (-0.745081057676379) translate (1.48343055555556cm 1.15181944444444cm)"><draw:text-box><text:p text:style-name="P80"><text:span text:style-name="T50">3 cm</text:span></text:p></draw:text-box></draw:frame><draw:frame draw:style-name="gr72" draw:text-style-name="P85" svg:width="0.773cm" svg:height="0.696cm" svg:x="3.812cm" svg:y="0.157cm"><draw:text-box><text:p text:style-name="P80"><text:span text:style-name="T51">M</text:span></text:p></draw:text-box></draw:frame></draw:g><draw:frame draw:name="Cadre de texte 1" draw:style-name="gr73" draw:text-style-name="P88" svg:width="0.53cm" svg:height="0.496cm" svg:x="2.142cm" svg:y="2.605cm"><draw:text-box><text:p><text:span text:style-name="T53">H</text:span></text:p></draw:text-box></draw:frame></draw:g></draw:g><draw:g text:anchor-type="paragraph" draw:z-index="32" draw:name="DrawObject10" draw:style-name="gr52"><draw:g draw:name="Forme85" draw:style-name="gr41"><draw:path draw:style-name="gr53" draw:text-style-name="P83" svg:width="3.873cm" svg:height="0.395cm" draw:transform="rotate (1.24913214565234) translate (5.16591666666659cm 4.08637500000015cm)" svg:viewBox="0 0 3874 396" svg:d="M0 0c230 16 385 133 617 111 148-15 391 7 537 31 155 26 290 20 443 64 140 40 1170 31 1296 95l981 95"><text:p/></draw:path><draw:path draw:style-name="gr53" draw:text-style-name="P83" svg:width="0.699cm" svg:height="1.399cm" svg:x="6.766cm" svg:y="0.536cm" svg:viewBox="0 0 700 1400" svg:d="M0 0c0 200 400 500 400 700s0 200 100 400c100 100 0 100 100 200l100 100"><text:p/></draw:path><draw:path draw:style-name="gr53" draw:text-style-name="P83" svg:width="3.094cm" svg:height="0.551cm" draw:transform="skewX (0.000872664625997177) rotate (0.594808209079668) translate (4.89465086367864cm 3.65496651350313cm)" svg:viewBox="0 0 3095 552" svg:d="M0 513c154 23 311 48 466 35 178-15 355-73 535-69 179 4 353-34 525-75 173-40 330-137 504-175 164-36 362 6 492-113 137-126 313-56 463-116l110 15"><text:p/></draw:path><draw:frame draw:style-name="gr54" draw:text-style-name="P84" svg:width="2.5cm" svg:height="0.9cm" draw:transform="rotate (1.18682389135614) translate (5.26520833333333cm 2.70404166666667cm)"><draw:text-box><text:p text:style-name="P80"><text:span text:style-name="T50">9,</text:span><text:span text:style-name="T50">06 </text:span><text:span text:style-name="T50">c</text:span><text:span text:style-name="T50">m</text:span></text:p></draw:text-box></draw:frame><draw:frame draw:style-name="gr55" draw:text-style-name="P84" svg:width="1.733cm" svg:height="0.625cm" draw:transform="rotate (0.879122344229544) translate (6.02720833333333cm 3.39372222222222cm)"><draw:text-box><text:p text:style-name="P80"><text:span text:style-name="T50">7</text:span><text:span text:style-name="T50">,</text:span><text:span text:style-name="T50">5</text:span><text:span text:style-name="T50"> </text:span><text:span text:style-name="T50">c</text:span><text:span text:style-name="T50">m</text:span></text:p></draw:text-box></draw:frame><draw:frame draw:style-name="gr56" draw:text-style-name="P85" svg:width="0.8cm" svg:height="0.787cm" svg:x="7.267cm" svg:y="1.736cm"><draw:text-box><text:p text:style-name="P80"><text:span text:style-name="T51">Y</text:span></text:p></draw:text-box></draw:frame><draw:frame draw:style-name="gr56" draw:text-style-name="P85" svg:width="0.9cm" svg:height="0.787cm" svg:x="6.265cm" svg:y="-0.044cm"><draw:text-box><text:p text:style-name="P80"><text:span text:style-name="T51">G</text:span></text:p></draw:text-box></draw:frame><draw:frame draw:style-name="gr54" draw:text-style-name="P85" svg:width="2.5cm" svg:height="0.9cm" svg:x="4.565cm" svg:y="3.937cm"><draw:text-box><text:p text:style-name="P80"><text:span text:style-name="T51">R</text:span></text:p></draw:text-box></draw:frame><draw:path draw:style-name="gr57" draw:text-style-name="P83" svg:width="0.733cm" svg:height="1.212cm" draw:transform="rotate (0.245916891606001) translate (6.76591666666683cm 0.536375000000073cm)" svg:viewBox="0 0 734 1213" svg:d="M0 0c71 13 383 462 373 539-8 76 30 149 73 209 46 66 96 130 142 197 28 41 59 84 75 134l31 44 40 59-7 31"><text:p/></draw:path><draw:line draw:style-name="gr58" draw:text-style-name="P83" svg:x1="7.625cm" svg:y1="1.377cm" svg:x2="7.768cm" svg:y2="1.238cm"><text:p/></draw:line><draw:line draw:style-name="gr58" draw:text-style-name="P83" svg:x1="7.924cm" svg:y1="1.4cm" svg:x2="7.766cm" svg:y2="1.238cm"><text:p/></draw:line><draw:frame draw:style-name="gr55" draw:text-style-name="P84" svg:width="1.604cm" svg:height="0.625cm" draw:transform="rotate (-0.729373094408431) translate (7.18255555555556cm 0.00529166666666667cm)"><draw:text-box><text:p text:style-name="P80"><text:span text:style-name="T50">2,8 cm</text:span></text:p></draw:text-box></draw:frame><draw:path draw:style-name="gr59" draw:text-style-name="P83" svg:width="0.479cm" svg:height="0.612cm" svg:x="7.462cm" svg:y="1.305cm" svg:viewBox="0 0 480 613" svg:d="M0 613c67-92 149-91 206-186 26-44 51-181 100-200 41-16 29-26 65-51 43-31 53-89 76-135l15-26 18-15"><text:p/></draw:path><draw:frame draw:style-name="gr60" draw:text-style-name="P84" svg:width="1.604cm" svg:height="0.904cm" draw:transform="rotate (-1.07320295705131) translate (6.84918055555556cm 0.682625cm)"><draw:text-box><text:p text:style-name="P80"><text:span text:style-name="T50">3,5 cm</text:span></text:p></draw:text-box></draw:frame></draw:g><draw:frame draw:name="Cadre de texte 3" draw:style-name="gr61" draw:text-style-name="P86" svg:width="0.53cm" svg:height="0.495cm" svg:x="7.943cm" svg:y="1.424cm"><draw:text-box><text:p><text:span text:style-name="T52">T</text:span></text:p></draw:text-box></draw:fram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text:continue-numbering="true" text:style-name="_5f_Numérotation_20_des_20_exercices">
        <text:list-item>
          <text:list>
            <text:list-item>
              <text:p text:style-name="P43"><text:span text:style-name="_5f_Caractères">Périmètre de KLM :</text:span></text:p>
            </text:list-item>
          </text:list>
        </text:list-item>
      </text:list>
      <text:p text:style-name="P20"><text:span text:style-name="_5f_pointillés_20_gris"><text:tab/></text:span></text:p>
      <text:p text:style-name="P20"><text:span text:style-name="_5f_pointillés_20_gris"><text:tab/></text:span></text:p>
      <text:list text:continue-numbering="true" text:style-name="_5f_Numérotation_20_des_20_exercices">
        <text:list-item>
          <text:list>
            <text:list-item>
              <text:p text:style-name="P43"><text:span text:style-name="_5f_Caractères">Aire de KLM : </text:span></text:p>
            </text:list-item>
          </text:list>
        </text:list-item>
      </text:list>
      <text:p text:style-name="_5f_Paragraphe_5f_Réponse_5f_Pointillés_5f_Grisés"><text:span text:style-name="_5f_pointillés_20_gris"><text:tab/></text:span></text:p>
      <text:p text:style-name="_5f_Paragraphe_5f_Réponse_5f_Pointillés_5f_Grisés"><text:span text:style-name="_5f_pointillés_20_gris"><text:tab/></text:span></text:p>
      <text:list text:continue-numbering="true" text:style-name="_5f_Numérotation_20_des_20_exercices">
        <text:list-item>
          <text:list>
            <text:list-item>
              <text:p text:style-name="P43"><text:span text:style-name="_5f_Caractères">Périmètre de GYR : </text:span></text:p>
            </text:list-item>
          </text:list>
        </text:list-item>
      </text:list>
      <text:p text:style-name="_5f_Paragraphe_5f_Réponse_5f_Pointillés_5f_Grisés"><text:span text:style-name="_5f_pointillés_20_gris"><text:tab/></text:span></text:p>
      <text:p text:style-name="_5f_Paragraphe_5f_Réponse_5f_Pointillés_5f_Grisés"><text:span text:style-name="_5f_pointillés_20_gris"><text:tab/></text:span></text:p>
      <text:list text:continue-numbering="true" text:style-name="_5f_Numérotation_20_des_20_exercices">
        <text:list-item>
          <text:list>
            <text:list-item>
              <text:p text:style-name="P39"><text:span text:style-name="_5f_Caractères">Aire de GYR : </text:span></text:p>
            </text:list-item>
          </text:list>
        </text:list-item>
      </text:list>
      <text:p text:style-name="_5f_Paragraphe_5f_Réponse_5f_Pointillés_5f_Grisés"><text:span text:style-name="_5f_pointillés_20_gris"><text:tab/></text:span></text:p>
      <text:p text:style-name="_5f_Paragraphe_5f_Réponse_5f_Pointillés_5f_Grisés"><text:span text:style-name="_5f_pointillés_20_gris"><text:tab/></text:span></text:p>
      <text:list text:continue-numbering="true" text:style-name="_5f_Numérotation_20_des_20_exercices">
        <text:list-item>
          <text:h text:style-name="P47" text:outline-level="1"><draw:g text:anchor-type="paragraph" draw:z-index="35" draw:name="Forme1_2" draw:style-name="gr30"><draw:frame draw:style-name="gr31" draw:text-style-name="P71" svg:width="0.978cm" svg:height="0.332cm" svg:x="7.089cm" svg:y="0.356cm"><draw:text-box><text:p text:style-name="P70"><text:span text:style-name="T46">4</text:span><text:span text:style-name="T46">,</text:span><text:span text:style-name="T46">8</text:span><text:span text:style-name="T46"> </text:span><text:span text:style-name="T46">c</text:span><text:span text:style-name="T46">m</text:span></text:p></draw:text-box></draw:frame><draw:frame draw:style-name="gr32" draw:text-style-name="P72" svg:width="0.219cm" svg:height="0.375cm" svg:x="6.371cm" svg:y="0.351cm"><draw:text-box><text:p text:style-name="P70"><text:span text:style-name="T47">A</text:span></text:p></draw:text-box></draw:frame><draw:frame draw:style-name="gr33" draw:text-style-name="P72" svg:width="0.223cm" svg:height="0.375cm" svg:x="8.603cm" svg:y="0.453cm"><draw:text-box><text:p text:style-name="P70"><text:span text:style-name="T47">B</text:span></text:p></draw:text-box></draw:frame><draw:frame draw:style-name="gr34" draw:text-style-name="P72" svg:width="0.227cm" svg:height="0.375cm" svg:x="8.035cm" svg:y="2.004cm"><draw:text-box><text:p text:style-name="P70"><text:span text:style-name="T47">C</text:span></text:p></draw:text-box></draw:frame><draw:frame draw:style-name="gr35" draw:text-style-name="P72" svg:width="0.249cm" svg:height="0.375cm" svg:x="5.77cm" svg:y="1.954cm"><draw:text-box><text:p text:style-name="P70"><text:span text:style-name="T47">D</text:span></text:p></draw:text-box></draw:frame><draw:custom-shape draw:style-name="gr36" draw:text-style-name="P73" svg:width="2.401cm" svg:height="1.504cm" svg:x="6.089cm" svg:y="0.67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37" draw:text-style-name="P74" svg:x1="6.978cm" svg:y1="0.69cm" svg:x2="6.978cm" svg:y2="2.16cm"><text:p/></draw:line><draw:rect draw:style-name="gr38" draw:text-style-name="P75" svg:width="0.152cm" svg:height="0.156cm" svg:x="6.977cm" svg:y="0.674cm"><text:p/></draw:rect><draw:rect draw:style-name="gr38" draw:text-style-name="P75" svg:width="0.152cm" svg:height="0.158cm" svg:x="6.977cm" svg:y="2.018cm"><text:p/></draw:rect><draw:frame draw:style-name="gr39" draw:text-style-name="P71" svg:width="0.706cm" svg:height="0.332cm" draw:transform="rotate (1.5707963267949) translate (6.66397222222222cm 1.84855555555556cm)"><draw:text-box><text:p text:style-name="P70"><text:span text:style-name="T46">3</text:span><text:span text:style-name="T46"> </text:span><text:span text:style-name="T46">c</text:span><text:span text:style-name="T46">m</text:span></text:p></draw:text-box></draw:frame></draw:g><text:span text:style-name="_5f_Caractères_5f_gras">Avec un parallélogramme</text:span></text:h>
        </text:list-item>
      </text:list>
      <text:h text:style-name="_5f_Paragraphe" text:outline-level="1"><text:span text:style-name="_5f_Caractères">Calcule l’aire du parallélogramme ABCD ci‑</text:span><text:span text:style-name="_5f_Caractères"><text:span text:style-name="T29">dessous</text:span></text:span><text:span text:style-name="_5f_Caractères">. </text:span></text:h>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numbering="true" text:style-name="_5f_Numérotation_20_des_20_exercices">
        <text:list-item>
          <text:h text:style-name="P48" text:outline-level="1"><draw:g text:anchor-type="paragraph" draw:z-index="28" draw:name="DrawObject3" draw:style-name="gr108"><draw:frame draw:name="Forme 109" draw:style-name="gr109" draw:text-style-name="P101" svg:width="2.322cm" svg:height="0.496cm" svg:x="6.243cm" svg:y="5.323cm"><draw:text-box><text:p text:style-name="P100"><text:span text:style-name="T57">EG </text:span><text:span text:style-name="T58">=</text:span><text:span text:style-name="T57"> 10 cm</text:span></text:p></draw:text-box></draw:frame><draw:line draw:name="Forme 110" draw:style-name="gr110" draw:text-style-name="P98" svg:x1="7.25cm" svg:y1="1.256cm" svg:x2="7.25cm" svg:y2="4.182cm"><text:p/></draw:line><draw:line draw:name="Forme 111" draw:style-name="gr111" draw:text-style-name="P98" svg:x1="6.3cm" svg:y1="2.716cm" svg:x2="8.198cm" svg:y2="2.716cm"><text:p/></draw:line><draw:line draw:name="Forme 112" draw:style-name="gr112" draw:text-style-name="P98" svg:x1="7.344cm" svg:y1="2.707cm" svg:x2="7.344cm" svg:y2="2.6cm"><text:p/></draw:line><draw:line draw:name="Forme 113" draw:style-name="gr113" draw:text-style-name="P98" svg:x1="7.254cm" svg:y1="2.607cm" svg:x2="7.343cm" svg:y2="2.607cm"><text:p/></draw:line><draw:line draw:name="Forme 114" draw:style-name="gr114" draw:text-style-name="P98" svg:x1="7.25cm" svg:y1="1.249cm" svg:x2="8.196cm" svg:y2="2.712cm"><text:p/></draw:line><draw:line draw:name="Forme 115" draw:style-name="gr115" draw:text-style-name="P98" svg:x1="6.3cm" svg:y1="2.716cm" svg:x2="7.25cm" svg:y2="4.181cm"><text:p/></draw:line><draw:line draw:name="Forme 116" draw:style-name="gr116" draw:text-style-name="P98" svg:x1="6.3cm" svg:y1="2.721cm" svg:x2="7.25cm" svg:y2="1.256cm"><text:p/></draw:line><draw:line draw:name="Forme 117" draw:style-name="gr117" draw:text-style-name="P98" svg:x1="7.25cm" svg:y1="4.181cm" svg:x2="8.196cm" svg:y2="2.716cm"><text:p/></draw:line><draw:line draw:name="Forme 118" draw:style-name="gr118" draw:text-style-name="P98" svg:x1="7.643cm" svg:y1="2.789cm" svg:x2="7.776cm" svg:y2="2.642cm"><text:p/></draw:line><draw:line draw:name="Forme 119" draw:style-name="gr119" draw:text-style-name="P98" svg:x1="6.761cm" svg:y1="2.793cm" svg:x2="6.894cm" svg:y2="2.646cm"><text:p/></draw:line><draw:frame draw:name="Forme 120" draw:style-name="gr120" draw:text-style-name="P97" svg:width="0.265cm" svg:height="0.415cm" svg:x="7.102cm" svg:y="0.834cm"><draw:text-box><text:p text:style-name="P96"><text:span text:style-name="T57">E</text:span></text:p></draw:text-box></draw:frame><draw:frame draw:name="Forme 121" draw:style-name="gr121" draw:text-style-name="P97" svg:width="0.267cm" svg:height="0.414cm" svg:x="8.217cm" svg:y="2.608cm"><draw:text-box><text:p text:style-name="P96"><text:span text:style-name="T57">F</text:span></text:p></draw:text-box></draw:frame><draw:frame draw:name="Forme 122" draw:style-name="gr122" draw:text-style-name="P97" svg:width="0.265cm" svg:height="0.415cm" svg:x="7.109cm" svg:y="4.203cm"><draw:text-box><text:p text:style-name="P96"><text:span text:style-name="T57">G</text:span></text:p></draw:text-box></draw:frame><draw:frame draw:name="Forme 123" draw:style-name="gr123" draw:text-style-name="P97" svg:width="0.265cm" svg:height="0.415cm" svg:x="6.01cm" svg:y="2.614cm"><draw:text-box><text:p text:style-name="P96"><text:span text:style-name="T57">H</text:span></text:p></draw:text-box></draw:frame><draw:ellipse draw:name="Forme 124" draw:style-name="gr124" draw:text-style-name="P67" svg:width="0.198cm" svg:height="0.191cm" svg:x="7.153cm" svg:y="2.065cm"><text:p/></draw:ellipse><draw:ellipse draw:name="Forme 125" draw:style-name="gr125" draw:text-style-name="P67" svg:width="0.2cm" svg:height="0.193cm" svg:x="7.164cm" svg:y="3.272cm"><text:p/></draw:ellipse><draw:frame draw:name="Forme 126" draw:style-name="gr126" draw:text-style-name="P102" svg:width="0.81cm" svg:height="0.664cm" svg:x="7.409cm" svg:y="2.035cm"><draw:text-box><text:p text:style-name="P80"><text:span text:style-name="T57">?</text:span></text:p></draw:text-box></draw:frame><draw:frame draw:name="Forme 127" draw:style-name="gr127" draw:text-style-name="P97" svg:width="0.886cm" svg:height="0.414cm" svg:x="6.673cm" svg:y="2.831cm"><draw:text-box><text:p text:style-name="P96"><text:span text:style-name="T57">I</text:span></text:p></draw:text-box></draw:frame><draw:line draw:name="Forme 128" draw:style-name="gr128" draw:text-style-name="P103" svg:x1="7.292cm" svg:y1="2.549cm" svg:x2="8.166cm" svg:y2="2.551cm"><text:p/></draw:line><draw:frame draw:name="Forme 129" draw:style-name="gr109" draw:text-style-name="P101" svg:width="3.423cm" svg:height="0.496cm" svg:x="6.035cm" svg:y="4.667cm"><draw:text-box><text:p text:style-name="P100"><text:span text:style-name="T59">Aire</text:span><text:span text:style-name="T57"> </text:span><text:span text:style-name="T60">EFGH </text:span><text:span text:style-name="T58">=</text:span><text:span text:style-name="T57"> 20 cm²</text:span></text:p></draw:text-box></draw:frame></draw:g><text:span text:style-name="_5f_Caractères"><text:span text:style-name="T38">P</text:span></text:span><text:span text:style-name="_5f_Caractères">our chaque figure, calcule la longueur marquée par un point d</text:span><text:span text:style-name="_5f_Caractères"><text:span text:style-name="T27">’</text:span></text:span><text:span text:style-name="_5f_Caractères"><text:span text:style-name="T28">interrog</text:span></text:span><text:span text:style-name="_5f_Caractères"><text:span text:style-name="T27">a</text:span></text:span><text:span text:style-name="_5f_Caractères"><text:span text:style-name="T28">tion</text:span></text:span><text:span text:style-name="_5f_Caractères">.</text:span></text:h>
        </text:list-item>
      </text:list>
      <text:h text:style-name="P21" text:outline-level="1"><draw:g text:anchor-type="paragraph" draw:z-index="29" draw:name="DrawObject6" draw:style-name="gr85"><draw:frame draw:name="Forme 87" draw:style-name="gr86" draw:text-style-name="P97" svg:width="0.361cm" svg:height="0.415cm" svg:x="0.811cm" svg:y="0.143cm"><draw:text-box><text:p text:style-name="P96"><text:span text:style-name="T57">A</text:span></text:p></draw:text-box></draw:frame><draw:line draw:name="Forme 88" draw:style-name="gr87" draw:text-style-name="P98" svg:x1="0.433cm" svg:y1="2.101cm" svg:x2="3.897cm" svg:y2="2.101cm"><text:p/></draw:line><draw:line draw:name="Forme 89" draw:style-name="gr88" draw:text-style-name="P98" svg:x1="1.295cm" svg:y1="0.376cm" svg:x2="4.758cm" svg:y2="0.376cm"><text:p/></draw:line><draw:line draw:name="Forme 90" draw:style-name="gr89" draw:text-style-name="P98" svg:x1="1.298cm" svg:y1="0.376cm" svg:x2="0.433cm" svg:y2="2.104cm"><text:p/></draw:line><draw:line draw:name="Forme 91" draw:style-name="gr90" draw:text-style-name="P98" svg:x1="4.76cm" svg:y1="0.376cm" svg:x2="3.895cm" svg:y2="2.104cm"><text:p/></draw:line><draw:line draw:name="Forme 92" draw:style-name="gr91" draw:text-style-name="P98" svg:x1="1.295cm" svg:y1="0.376cm" svg:x2="1.295cm" svg:y2="2.104cm"><text:p/></draw:line><draw:line draw:name="Forme 93" draw:style-name="gr92" draw:text-style-name="P98" svg:x1="1.302cm" svg:y1="1.965cm" svg:x2="1.452cm" svg:y2="1.965cm"><text:p/></draw:line><draw:line draw:name="Forme 94" draw:style-name="gr93" draw:text-style-name="P98" svg:x1="1.444cm" svg:y1="1.974cm" svg:x2="1.444cm" svg:y2="2.099cm"><text:p/></draw:line><draw:frame draw:name="Forme 95" draw:style-name="gr94" draw:text-style-name="P97" svg:width="0.355cm" svg:height="0.415cm" svg:x="4.782cm" svg:y="0.145cm"><draw:text-box><text:p text:style-name="P96"><text:span text:style-name="T57">B</text:span></text:p></draw:text-box></draw:frame><draw:frame draw:name="Forme 96" draw:style-name="gr95" draw:text-style-name="P97" svg:width="0.357cm" svg:height="0.415cm" svg:x="3.91cm" svg:y="2.112cm"><draw:text-box><text:p text:style-name="P96"><text:span text:style-name="T57">C</text:span></text:p></draw:text-box></draw:frame><draw:frame draw:name="Forme 97" draw:style-name="gr96" draw:text-style-name="P97" svg:width="0.355cm" svg:height="0.415cm" svg:x="0.074cm" svg:y="2.112cm"><draw:text-box><text:p text:style-name="P96"><text:span text:style-name="T57">D</text:span></text:p></draw:text-box></draw:frame><draw:frame draw:name="Forme 98" draw:style-name="gr97" draw:text-style-name="P97" svg:width="0.355cm" svg:height="0.414cm" svg:x="1.598cm" svg:y="1.141cm"><draw:text-box><text:p text:style-name="P96"><text:span text:style-name="T57">?</text:span></text:p></draw:text-box></draw:frame><draw:line draw:name="Forme 99" draw:style-name="gr98" draw:text-style-name="P98" svg:x1="0.436cm" svg:y1="2.292cm" svg:x2="3.898cm" svg:y2="2.281cm"><text:p/></draw:line><draw:line draw:name="Forme 100" draw:style-name="gr99" draw:text-style-name="P98" svg:x1="1.629cm" svg:y1="2.087cm" svg:x2="1.621cm" svg:y2="0.361cm"><text:p/></draw:line><draw:frame draw:name="Forme 101" draw:style-name="gr100" draw:text-style-name="P99" svg:width="0.849cm" svg:height="0.375cm" svg:x="1.827cm" svg:y="2.353cm"><draw:text-box><text:p text:style-name="P96"><text:span text:style-name="T54">8 cm</text:span></text:p></draw:text-box></draw:frame><draw:frame draw:name="Forme 102" draw:style-name="gr101" draw:text-style-name="P99" svg:width="2.998cm" svg:height="0.376cm" svg:x="1.662cm" svg:y="0.625cm"><draw:text-box><text:p text:style-name="P96"><text:span text:style-name="T54">Aire = 24 cm²</text:span></text:p></draw:text-box></draw:frame><draw:line draw:name="Forme 103" draw:style-name="gr102" draw:text-style-name="P98" svg:x1="2.861cm" svg:y1="0.277cm" svg:x2="2.745cm" svg:y2="0.449cm"><text:p/></draw:line><draw:line draw:name="Forme 104" draw:style-name="gr103" draw:text-style-name="P98" svg:x1="2.898cm" svg:y1="0.288cm" svg:x2="2.782cm" svg:y2="0.46cm"><text:p/></draw:line><draw:line draw:name="Forme 105" draw:style-name="gr104" draw:text-style-name="P98" svg:x1="2.185cm" svg:y1="2.018cm" svg:x2="2.064cm" svg:y2="2.191cm"><text:p/></draw:line><draw:line draw:name="Forme 106" draw:style-name="gr105" draw:text-style-name="P98" svg:x1="2.233cm" svg:y1="2.03cm" svg:x2="2.11cm" svg:y2="2.205cm"><text:p/></draw:line><draw:line draw:name="Forme 107" draw:style-name="gr106" draw:text-style-name="P98" svg:x1="0.924cm" svg:y1="1.348cm" svg:x2="0.801cm" svg:y2="1.175cm"><text:p/></draw:line><draw:line draw:name="Forme 108" draw:style-name="gr107" draw:text-style-name="P98" svg:x1="4.351cm" svg:y1="1.401cm" svg:x2="4.23cm" svg:y2="1.228cm"><text:p/></draw:line><draw:frame draw:name="Forme42_ 3" draw:style-name="gr86" draw:text-style-name="P97" svg:width="0.361cm" svg:height="0.415cm" svg:x="0.935cm" svg:y="1.745cm"><draw:text-box><text:p text:style-name="P96"><text:span text:style-name="T57">E</text:span></text:p></draw:text-box></draw:frame></draw:g><text:span text:style-name="_5f_Caractères"/></text:h>
      <text:h text:style-name="P21" text:outline-level="1"><text:span text:style-name="Character_5f_20_5f_style"/></text:h>
      <text:h text:style-name="P21" text:outline-level="1"><text:span text:style-name="Character_5f_20_5f_style"/></text:h>
      <text:h text:style-name="P21" text:outline-level="1"><text:span text:style-name="Character_5f_20_5f_style"/></text:h>
      <text:h text:style-name="P21" text:outline-level="1"><text:span text:style-name="Character_5f_20_5f_style"/></text:h>
      <text:p text:style-name="_5f_Paragraphe_5f_Réponse_5f_Pointillés_5f_Grisés"><text:span text:style-name="Character_5f_20_5f_style">……………………………………….</text:span></text:p>
      <text:p text:style-name="_5f_Paragraphe_5f_Réponse_5f_Pointillés_5f_Grisés"><text:span text:style-name="Character_5f_20_5f_style">……………………………………….</text:span></text:p>
      <text:p text:style-name="_5f_Paragraphe_5f_Réponse_5f_Pointillés_5f_Grisés"><text:span text:style-name="Character_5f_20_5f_style">……………………………………….</text:span></text:p>
      <text:list text:continue-numbering="true" text:style-name="_5f_Numérotation_20_des_20_exercices">
        <text:list-item>
          <text:h text:style-name="P50" text:outline-level="1"><text:span text:style-name="_5f_Caractères">On donne la figure ci-</text:span><text:span text:style-name="_5f_Caractères"><text:span text:style-name="T30">dessous</text:span></text:span><text:span text:style-name="_5f_Caractères">, qui représente un cerf-volant.</text:span></text:h>
        </text:list-item>
      </text:list>
      <text:h text:style-name="P24" text:outline-level="1"><draw:g text:anchor-type="paragraph" draw:z-index="33" draw:name="Forme16_0" draw:style-name="gr45"><draw:line draw:style-name="gr46" draw:text-style-name="P79" svg:x1="4.583cm" svg:y1="1.817cm" svg:x2="4.776cm" svg:y2="1.893cm"><text:p/></draw:line><draw:line draw:style-name="gr46" draw:text-style-name="P79" svg:x1="4.696cm" svg:y1="2.091cm" svg:x2="4.772cm" svg:y2="1.898cm"><text:p/></draw:line><draw:g draw:style-name="gr41"><draw:line draw:style-name="gr47" draw:text-style-name="P79" svg:x1="4.36cm" svg:y1="2.616cm" svg:x2="4.091cm" svg:y2="2.734cm"><text:p/></draw:line><draw:line draw:style-name="gr47" draw:text-style-name="P79" svg:x1="4.322cm" svg:y1="2.676cm" svg:x2="4.052cm" svg:y2="2.794cm"><text:p/></draw:line></draw:g><draw:g draw:style-name="gr41"><draw:line draw:style-name="gr47" draw:text-style-name="P79" svg:x1="4.942cm" svg:y1="1.23cm" svg:x2="4.672cm" svg:y2="1.348cm"><text:p/></draw:line><draw:line draw:style-name="gr47" draw:text-style-name="P79" svg:x1="4.899cm" svg:y1="1.293cm" svg:x2="4.629cm" svg:y2="1.407cm"><text:p/></draw:line></draw:g><draw:frame draw:style-name="gr48" draw:text-style-name="P81" svg:width="0.952cm" svg:height="0.664cm" svg:x="3.907cm" svg:y="1.806cm"><draw:text-box><text:p text:style-name="P80"><text:span text:style-name="T49">O</text:span></text:p></draw:text-box></draw:frame><draw:path draw:style-name="gr49" draw:text-style-name="P82" svg:width="4.003cm" svg:height="1.644cm" svg:x="1.833cm" svg:y="0.912cm" svg:viewBox="0 0 4004 1645" svg:d="M0 0c194 78 860 371 1038 450 161 72 742 298 877 351 158 61 372 136 534 197s419 131 570 208c120 61 447 198 581 251l404 188"><text:p/></draw:path><draw:path draw:style-name="gr49" draw:text-style-name="P82" svg:width="1.213cm" svg:height="3.077cm" svg:x="3.897cm" svg:y="0.48cm" svg:viewBox="0 0 1214 3078" svg:d="M0 3078c53-156 261-693 328-842 84-185 211-491 273-647 49-124 97-238 131-362 41-145 252-654 263-789l207-425 12-13"><text:p/></draw:path><draw:path draw:style-name="gr50" draw:text-style-name="P82" svg:width="2.099cm" svg:height="2.639cm" svg:x="1.805cm" svg:y="0.928cm" svg:viewBox="0 0 2100 2640" svg:d="M0 0c177 105 282 379 427 526 263 262 251 371 461 613 139 162 216 305 339 405 112 92 329 349 446 460l427 636"><text:p/></draw:path><draw:path draw:style-name="gr50" draw:text-style-name="P82" svg:width="1.924cm" svg:height="1.007cm" svg:x="3.91cm" svg:y="2.549cm" svg:viewBox="0 0 1925 1008" svg:d="M0 1008c116-120 423-225 570-317 206-133 236-150 438-241 151-69 406-126 480-229l427-221h10"><text:p/></draw:path><draw:path draw:style-name="gr50" draw:text-style-name="P82" svg:width="3.326cm" svg:height="0.449cm" svg:x="1.805cm" svg:y="0.48cm" svg:viewBox="0 0 3327 450" svg:d="M0 450c139-59 728-135 875-143s633-149 755-151c146-5 710-82 844-78 119 2 230-19 348-34l505-44"><text:p/></draw:path><draw:path draw:style-name="gr50" draw:text-style-name="P82" svg:width="0.744cm" svg:height="2.08cm" svg:x="5.1cm" svg:y="0.468cm" svg:viewBox="0 0 745 2081" svg:d="M745 2081c-55-146-216-526-274-669s-107-322-153-439c-77-198-131-383-165-535l-153-438"><text:p/></draw:path><draw:frame draw:style-name="gr48" draw:text-style-name="P81" svg:width="0.952cm" svg:height="0.664cm" svg:x="4.907cm" svg:y="-0.032cm"><draw:text-box><text:p text:style-name="P80"><text:span text:style-name="T49">B</text:span></text:p></draw:text-box></draw:frame><draw:frame draw:style-name="gr48" draw:text-style-name="P81" svg:width="0.953cm" svg:height="0.664cm" svg:x="5.655cm" svg:y="2.305cm"><draw:text-box><text:p text:style-name="P80"><text:span text:style-name="T49">C</text:span></text:p></draw:text-box></draw:frame><draw:frame draw:style-name="gr48" draw:text-style-name="P81" svg:width="0.952cm" svg:height="0.664cm" svg:x="3.507cm" svg:y="3.468cm"><draw:text-box><text:p text:style-name="P80"><text:span text:style-name="T49">D</text:span></text:p></draw:text-box></draw:frame><draw:frame draw:style-name="gr48" draw:text-style-name="P81" svg:width="0.952cm" svg:height="0.664cm" svg:x="1.256cm" svg:y="0.568cm"><draw:text-box><text:p text:style-name="P80"><text:span text:style-name="T49">A</text:span></text:p></draw:text-box></draw:frame><draw:frame draw:style-name="gr51" draw:text-style-name="P81" svg:width="2.851cm" svg:height="1.486cm" svg:x="1.046cm" svg:y="2.469cm"><draw:text-box><text:p text:style-name="P80"><text:span text:style-name="T49">A</text:span><text:span text:style-name="T49">C</text:span><text:span text:style-name="T49"> </text:span><text:span text:style-name="T49">=</text:span><text:span text:style-name="T49"> </text:span><text:span text:style-name="T49">6</text:span><text:span text:style-name="T49"> </text:span><text:span text:style-name="T49">c</text:span><text:span text:style-name="T49">m</text:span></text:p><text:p text:style-name="P80"><text:span text:style-name="T49">O</text:span><text:span text:style-name="T49">B</text:span><text:span text:style-name="T49"> </text:span><text:span text:style-name="T49">=</text:span><text:span text:style-name="T49"> </text:span><text:span text:style-name="T49">3</text:span><text:span text:style-name="T49"> </text:span><text:span text:style-name="T49">c</text:span><text:span text:style-name="T49">m</text:span></text:p><text:p text:style-name="P80"><text:span text:style-name="T49">O</text:span><text:span text:style-name="T49">C</text:span><text:span text:style-name="T49"> </text:span><text:span text:style-name="T49">=</text:span><text:span text:style-name="T49"> </text:span><text:span text:style-name="T49">2</text:span><text:span text:style-name="T49">,</text:span><text:span text:style-name="T49">5</text:span><text:span text:style-name="T49"> </text:span><text:span text:style-name="T49">c</text:span><text:span text:style-name="T49">m</text:span></text:p></draw:text-box></draw:frame></draw:g><text:span text:style-name="_5f_Caractères">À l’aide du codage et des informations fournies, calcule son aire.</text:span></text:h>
      <text:p text:style-name="P25"><text:span text:style-name="_5f_Caractères"><text:tab/></text:span></text:p>
      <text:p text:style-name="P25"><text:span text:style-name="_5f_Caractères"><text:tab/></text:span></text:p>
      <text:p text:style-name="P25"><text:span text:style-name="_5f_Caractères"><text:tab/></text:span></text:p>
      <text:p text:style-name="P42"><text:span text:style-name="_5f_Caractères"><text:span text:style-name="T40"><text:tab/></text:span></text:span></text:p>
      <text:p text:style-name="P42"><text:span text:style-name="_5f_Caractères"><text:span text:style-name="T40"><text:tab/></text:span></text:span></text:p>
      <text:list xml:id="list63635198402037" text:continue-numbering="true" text:style-name="_5f_Numérotation_20_des_20_exercices">
        <text:list-item>
          <text:h text:style-name="P47" text:outline-level="1"><text:soft-page-break/><text:span text:style-name="_5f_Caractères_5f_gras">Avec un disque</text:span></text:h>
        </text:list-item>
      </text:list>
      <text:list text:style-name="_5f_Numérotation_20_des_20_exercices">
        <text:list-item>
          <text:list>
            <text:list-item text:start-value="1">
              <text:p text:style-name="P43"><text:span text:style-name="_5f_Caractères">Écris le calcul qui permet de déterminer l’aire, en cm², de chacun des disques suivants.</text:span></text:p>
            </text:list-item>
          </text:list>
        </text:list-item>
      </text:list>
      <text:h text:style-name="P22" text:outline-level="1"><draw:g text:anchor-type="paragraph" draw:z-index="30" draw:name="DrawObject7" draw:style-name="gr74"><draw:ellipse draw:name="Shape2" draw:style-name="gr75" draw:text-style-name="P89" svg:width="2.546cm" svg:height="2.558cm" svg:x="0.086cm" svg:y="0.101cm"><text:p/></draw:ellipse><draw:line draw:name="Shape5" draw:style-name="gr76" draw:text-style-name="P90" svg:x1="1.363cm" svg:y1="1.372cm" svg:x2="2.531cm" svg:y2="0.889cm"><text:p/></draw:line><draw:line draw:name="Shape7" draw:style-name="gr76" draw:text-style-name="P90" svg:x1="1.254cm" svg:y1="1.47cm" svg:x2="1.455cm" svg:y2="1.278cm"><text:p/></draw:line><draw:line draw:name="Shape9" draw:style-name="gr76" draw:text-style-name="P90" svg:x1="1.455cm" svg:y1="1.478cm" svg:x2="1.254cm" svg:y2="1.3cm"><text:p/></draw:line><draw:frame draw:name="Shape10" draw:style-name="gr77" draw:text-style-name="P91" svg:width="0.876cm" svg:height="0.974cm" draw:transform="rotate (0.349763982099664) translate (1.30704166666667cm 0.892527777777778cm)"><draw:text-box><text:p text:style-name="P63"><text:span text:style-name="T54">4 cm</text:span></text:p></draw:text-box></draw:frame><draw:ellipse draw:name="Shape11" draw:style-name="gr78" draw:text-style-name="P92" svg:width="1.915cm" svg:height="1.92cm" svg:x="2.734cm" svg:y="1.6cm"><text:p/></draw:ellipse><draw:line draw:name="Shape12" draw:style-name="gr76" draw:text-style-name="P90" svg:x1="3.693cm" svg:y1="2.54cm" svg:x2="3.189cm" svg:y2="3.367cm"><text:p/></draw:line><draw:line draw:name="Shape13" draw:style-name="gr76" draw:text-style-name="P90" svg:x1="3.592cm" svg:y1="2.627cm" svg:x2="3.791cm" svg:y2="2.447cm"><text:p/></draw:line><draw:line draw:name="Shape14" draw:style-name="gr76" draw:text-style-name="P90" svg:x1="3.787cm" svg:y1="2.648cm" svg:x2="3.593cm" svg:y2="2.468cm"><text:p/></draw:line><draw:frame draw:name="Shape15" draw:style-name="gr79" draw:text-style-name="P91" svg:width="1.213cm" svg:height="0.414cm" draw:transform="rotate (1.0171778880623) translate (2.82398611111111cm 3.04976388888889cm)"><draw:text-box><text:p text:style-name="P63"><text:span text:style-name="T54">3,5 cm</text:span></text:p></draw:text-box></draw:frame><draw:ellipse draw:name="Shape16" draw:style-name="gr80" draw:text-style-name="P93" svg:width="2.124cm" svg:height="2.133cm" svg:x="4.365cm" svg:y="0.101cm"><text:p/></draw:ellipse><draw:line draw:name="Shape17" draw:style-name="gr76" draw:text-style-name="P90" svg:x1="4.645cm" svg:y1="1.87cm" svg:x2="6.208cm" svg:y2="0.457cm"><text:p/></draw:line><draw:line draw:name="Shape18" draw:style-name="gr76" draw:text-style-name="P90" svg:x1="5.341cm" svg:y1="1.225cm" svg:x2="5.54cm" svg:y2="1.049cm"><text:p/></draw:line><draw:line draw:name="Shape19" draw:style-name="gr76" draw:text-style-name="P90" svg:x1="5.54cm" svg:y1="1.251cm" svg:x2="5.341cm" svg:y2="1.069cm"><text:p/></draw:line><draw:frame draw:name="Shape20" draw:style-name="gr81" draw:text-style-name="P91" svg:width="0.876cm" svg:height="1.008cm" draw:transform="rotate (0.774053523259485) translate (4.72722222222222cm 1.15005555555556cm)"><draw:text-box><text:p text:style-name="P63"><text:span text:style-name="T54">6 cm</text:span></text:p></draw:text-box></draw:frame><draw:ellipse draw:name="Shape21" draw:style-name="gr82" draw:text-style-name="P94" svg:width="2.23cm" svg:height="2.241cm" svg:x="6.658cm" svg:y="1.265cm"><text:p/></draw:ellipse><draw:line draw:name="Shape22" draw:style-name="gr76" draw:text-style-name="P90" svg:x1="7.012cm" svg:y1="1.577cm" svg:x2="8.54cm" svg:y2="3.189cm"><text:p/></draw:line><draw:line draw:name="Shape23" draw:style-name="gr76" draw:text-style-name="P90" svg:x1="7.685cm" svg:y1="2.471cm" svg:x2="7.884cm" svg:y2="2.286cm"><text:p/></draw:line><draw:line draw:name="Shape24" draw:style-name="gr76" draw:text-style-name="P90" svg:x1="7.88cm" svg:y1="2.482cm" svg:x2="7.686cm" svg:y2="2.302cm"><text:p/></draw:line><draw:frame draw:name="Shape25" draw:style-name="gr83" draw:text-style-name="P91" svg:width="1.213cm" svg:height="1.036cm" draw:transform="rotate (-0.84927721402044) translate (7.78933333333333cm 1.59455555555556cm)"><draw:text-box><text:p text:style-name="P63"><text:span text:style-name="T54">5,5 cm</text:span></text:p></draw:text-box></draw:frame><draw:frame draw:name="Text Frame 1" draw:style-name="gr84" draw:text-style-name="P95" svg:width="0.512cm" svg:height="0.569cm" svg:x="1.956cm" svg:y="-0.178cm"><draw:text-box><text:p><text:span text:style-name="T55">c</text:span><text:span text:style-name="T56">1</text:span></text:p></draw:text-box></draw:frame><draw:frame draw:name="Text Frame 2" draw:style-name="gr84" draw:text-style-name="P95" svg:width="0.512cm" svg:height="0.569cm" svg:x="2.312cm" svg:y="2.789cm"><draw:text-box><text:p><text:span text:style-name="T55">c</text:span><text:span text:style-name="T56">2</text:span></text:p></draw:text-box></draw:frame><draw:frame draw:name="Text Frame 3" draw:style-name="gr84" draw:text-style-name="P95" svg:width="0.512cm" svg:height="0.569cm" svg:x="5.335cm" svg:y="2.233cm"><draw:text-box><text:p><text:span text:style-name="T55">c</text:span><text:span text:style-name="T56">3</text:span></text:p></draw:text-box></draw:frame><draw:frame draw:name="Text Frame 4" draw:style-name="gr84" draw:text-style-name="P95" svg:width="0.512cm" svg:height="0.569cm" svg:x="6.886cm" svg:y="3.348cm"><draw:text-box><text:p><text:span text:style-name="T55">c</text:span><text:span text:style-name="T56">4</text:span></text:p></draw:text-box></draw:frame></draw:g><text:span text:style-name="_5f_Caractères"><text:span text:style-name="T31">c</text:span></text:span><text:span text:style-name="_5f_Caractères"><text:span text:style-name="T32">1</text:span></text:span><text:span text:style-name="_5f_Caractères"> : </text:span><text:span text:style-name="_5f_pointillés_20_gris">…………...…………..</text:span><text:span text:style-name="_5f_Caractères">cm²</text:span></text:h>
      <text:h text:style-name="P23" text:outline-level="1"><text:span text:style-name="_5f_Caractères"><text:span text:style-name="T31">c</text:span></text:span><text:span text:style-name="_5f_Caractères"><text:span text:style-name="T32">2</text:span></text:span><text:span text:style-name="_5f_Caractères"> : </text:span><text:span text:style-name="_5f_pointillés_20_gris">………………………... </text:span><text:span text:style-name="_5f_Caractères">cm² </text:span></text:h>
      <text:h text:style-name="P23" text:outline-level="1"><text:span text:style-name="_5f_Caractères"><text:span text:style-name="T31">c</text:span></text:span><text:span text:style-name="_5f_Caractères"><text:span text:style-name="T32">3</text:span></text:span><text:span text:style-name="_5f_Caractères"> : </text:span><text:span text:style-name="_5f_pointillés_20_gris">…………...…………...</text:span><text:span text:style-name="_5f_Caractères">cm²</text:span></text:h>
      <text:h text:style-name="P23" text:outline-level="1"><text:span text:style-name="_5f_Caractères"><text:span text:style-name="T31">c</text:span></text:span><text:span text:style-name="_5f_Caractères"><text:span text:style-name="T32">4</text:span></text:span><text:span text:style-name="_5f_Caractères"> : </text:span><text:span text:style-name="_5f_pointillés_20_gris">……..…………………... </text:span><text:span text:style-name="_5f_Caractères">cm²</text:span></text:h>
      <text:list text:continue-numbering="true" text:style-name="_5f_Numérotation_20_des_20_exercices">
        <text:list-item>
          <text:list>
            <text:list-item>
              <text:p text:style-name="P45"><text:span text:style-name="_5f_Caractères">Donne la valeur exacte de l’aire de </text:span><text:span text:style-name="_5f_Caractères"><text:span text:style-name="T31">c</text:span></text:span><text:span text:style-name="_5f_Caractères"><text:span text:style-name="T32">1</text:span></text:span><text:span text:style-name="_5f_Caractères"> :</text:span></text:p>
            </text:list-item>
          </text:list>
        </text:list-item>
      </text:list>
      <text:p text:style-name="_5f_Paragraphe_5f_Réponse_5f_Pointillés_5f_Grisés"><text:span text:style-name="_5f_Caractères"><text:tab/></text:span></text:p>
      <text:list text:continue-numbering="true" text:style-name="_5f_Numérotation_20_des_20_exercices">
        <text:list-item>
          <text:list>
            <text:list-item>
              <text:p text:style-name="P45"><text:span text:style-name="_5f_Caractères">Donne la valeur arrondie au centième </text:span><text:span text:style-name="_5f_Caractères"><text:span text:style-name="T33">près </text:span></text:span><text:span text:style-name="_5f_Caractères">de l’aire de </text:span><text:span text:style-name="_5f_Caractères"><text:span text:style-name="T31">c</text:span></text:span><text:span text:style-name="_5f_Caractères"><text:span text:style-name="T32">2</text:span></text:span><text:span text:style-name="_5f_Caractères"> : </text:span></text:p>
            </text:list-item>
          </text:list>
        </text:list-item>
      </text:list>
      <text:p text:style-name="_5f_Paragraphe_5f_Réponse_5f_Pointillés_5f_Grisés"><text:span text:style-name="_5f_Caractères"><text:tab/></text:span></text:p>
      <text:list xml:id="list63635771914575" text:continue-numbering="true" text:style-name="_5f_Numérotation_20_des_20_exercices">
        <text:list-item>
          <text:list>
            <text:list-item>
              <text:p text:style-name="P45"><text:span text:style-name="_5f_Caractères">Donne une valeur approchée à 0,1 près de l’aire de </text:span><text:span text:style-name="_5f_Caractères"><text:span text:style-name="T31">c</text:span></text:span><text:span text:style-name="_5f_Caractères"><text:span text:style-name="T32">3</text:span></text:span><text:span text:style-name="_5f_Caractères">  : </text:span></text:p>
            </text:list-item>
          </text:list>
        </text:list-item>
      </text:list>
      <text:p text:style-name="_5f_Paragraphe_5f_Réponse_5f_Pointillés_5f_Grisés"><text:span text:style-name="_5f_Caractères"><text:tab/>.</text:span></text:p>
      <text:list xml:id="list63634746804282" text:continue-list="list63635198402037" text:style-name="_5f_Numérotation_20_des_20_exercices">
        <text:list-item>
          <text:p text:style-name="P43"><text:span text:style-name="_5f_Caractères">Calcule la valeur exacte de l’aire de chaque figure.</text:span></text:p>
        </text:list-item>
      </text:list>
      <text:h text:style-name="_5f_Paragraphe" text:outline-level="1"><draw:g text:anchor-type="paragraph" draw:z-index="36" draw:name="Forme4_0" draw:style-name="gr19"><draw:ellipse draw:style-name="gr20" draw:text-style-name="P62" svg:width="1.939cm" svg:height="1.936cm" svg:x="2.514cm" svg:y="0.774cm" draw:kind="cut" draw:start-angle="270.29" draw:end-angle="89.71"><text:p/></draw:ellipse><draw:ellipse draw:style-name="gr21" draw:text-style-name="P62" svg:width="1.938cm" svg:height="1.93cm" svg:x="0.106cm" svg:y="0.774cm" draw:kind="cut" draw:start-angle="90.31" draw:end-angle="269.72"><text:p/></draw:ellipse><draw:frame draw:style-name="gr22" draw:text-style-name="P64" svg:width="0.823cm" svg:height="0.401cm" svg:x="1.866cm" svg:y="2.975cm"><draw:text-box><text:p text:style-name="P63"><text:span text:style-name="T44">9</text:span><text:span text:style-name="T44">0</text:span><text:span text:style-name="T44"> </text:span><text:span text:style-name="T44">m</text:span></text:p></draw:text-box></draw:frame><draw:rect draw:style-name="gr23" draw:text-style-name="P62" svg:width="2.423cm" svg:height="1.93cm" svg:x="1.065cm" svg:y="0.774cm"><text:p/></draw:rect><draw:ellipse draw:style-name="gr24" draw:text-style-name="P65" svg:width="1.938cm" svg:height="1.93cm" svg:x="0.095cm" svg:y="0.774cm" draw:kind="arc" draw:start-angle="89.91" draw:end-angle="269.95"><text:p/></draw:ellipse><draw:circle draw:style-name="gr24" draw:text-style-name="P65" svg:width="1.936cm" svg:height="1.936cm" draw:transform="rotate (-3.14159265358979) translate (4.45558333333333cm 2.70404166666667cm)" draw:kind="arc" draw:start-angle="89.89" draw:end-angle="269.94"><text:p/></draw:circle><draw:line draw:style-name="gr25" draw:text-style-name="P66" svg:x1="1.065cm" svg:y1="2.974cm" svg:x2="3.486cm" svg:y2="2.974cm"><text:p/></draw:line><draw:line draw:style-name="gr25" draw:text-style-name="P66" svg:x1="3.298cm" svg:y1="2.704cm" svg:x2="3.298cm" svg:y2="0.774cm"><text:p/></draw:line><draw:frame draw:style-name="gr26" draw:text-style-name="P64" svg:width="0.821cm" svg:height="0.403cm" draw:transform="rotate (1.5707963267949) translate (2.921cm 2.15018055555556cm)"><draw:text-box><text:p text:style-name="P63"><text:span text:style-name="T44">65 m</text:span></text:p></draw:text-box></draw:frame><draw:path draw:style-name="gr27" draw:text-style-name="P67" svg:width="0.19cm" svg:height="0.171cm" svg:x="2.112cm" svg:y="0.687cm" svg:viewBox="0 0 191 172" svg:d="M0 155c15-53-13-155 60-155 88 20-24 152 92 172l39-60v-59-36"><text:p/></draw:path><draw:line draw:style-name="gr25" draw:text-style-name="P66" svg:x1="1.065cm" svg:y1="2.974cm" svg:x2="3.486cm" svg:y2="2.974cm"><text:p/></draw:line><draw:line draw:style-name="gr25" draw:text-style-name="P66" svg:x1="1.065cm" svg:y1="2.974cm" svg:x2="3.486cm" svg:y2="2.974cm"><text:p/></draw:line><draw:path draw:style-name="gr27" draw:text-style-name="P67" svg:width="0.19cm" svg:height="0.171cm" svg:x="2.143cm" svg:y="2.605cm" svg:viewBox="0 0 191 172" svg:d="M0 155c15-53-13-155 60-155 88 20-22 152 94 172l37-60v-58-37"><text:p/></draw:path><draw:line draw:style-name="gr28" draw:text-style-name="P66" svg:x1="1.153cm" svg:y1="1.651cm" svg:x2="0.961cm" svg:y2="1.845cm"><text:p/></draw:line><draw:line draw:style-name="gr28" draw:text-style-name="P66" svg:x1="3.573cm" svg:y1="1.644cm" svg:x2="3.381cm" svg:y2="1.836cm"><text:p/></draw:line><draw:frame draw:style-name="gr29" draw:text-style-name="P69" svg:width="0.886cm" svg:height="1.101cm" svg:x="-0.217cm" svg:y="0.243cm"><draw:text-box><text:p text:style-name="P68"><text:span text:style-name="T45">a</text:span><text:span text:style-name="T45">.</text:span></text:p></draw:text-box></draw:frame></draw:g><draw:g text:anchor-type="paragraph" draw:z-index="27" draw:name="Forme5_0" draw:style-name="gr19"><draw:rect draw:style-name="gr129" draw:text-style-name="P104" svg:width="2.096cm" svg:height="2.103cm" svg:x="6.363cm" svg:y="1.051cm"><text:p/></draw:rect><draw:frame draw:style-name="gr130" draw:text-style-name="P64" svg:width="1.505cm" svg:height="0.415cm" svg:x="6.583cm" svg:y="3.538cm"><draw:text-box><text:p text:style-name="P63"><text:span text:style-name="T44">70 cm</text:span></text:p></draw:text-box></draw:frame><draw:ellipse draw:style-name="gr131" draw:text-style-name="P104" svg:width="2.105cm" svg:height="2.11cm" draw:transform="rotate (-3.14159265358979) translate (8.47019444444444cm 2.10608333333333cm)" draw:kind="section" draw:start-angle="180" draw:end-angle="0"><text:p/></draw:ellipse><draw:line draw:style-name="gr132" draw:text-style-name="P105" svg:x1="6.336cm" svg:y1="3.429cm" svg:x2="8.417cm" svg:y2="3.429cm"><text:p/></draw:line><draw:line draw:style-name="gr133" draw:text-style-name="P105" svg:x1="6.378cm" svg:y1="1.972cm" svg:x2="6.256cm" svg:y2="2.095cm"><text:p/></draw:line><draw:line draw:style-name="gr134" draw:text-style-name="P105" svg:x1="6.391cm" svg:y1="2.002cm" svg:x2="6.269cm" svg:y2="2.125cm"><text:p/></draw:line><draw:line draw:style-name="gr135" draw:text-style-name="P105" svg:x1="7.429cm" svg:y1="3.054cm" svg:x2="7.307cm" svg:y2="3.177cm"><text:p/></draw:line><draw:line draw:style-name="gr136" draw:text-style-name="P105" svg:x1="7.437cm" svg:y1="3.085cm" svg:x2="7.315cm" svg:y2="3.208cm"><text:p/></draw:line><draw:line draw:style-name="gr137" draw:text-style-name="P105" svg:x1="8.476cm" svg:y1="1.972cm" svg:x2="8.354cm" svg:y2="2.095cm"><text:p/></draw:line><draw:line draw:style-name="gr138" draw:text-style-name="P105" svg:x1="8.49cm" svg:y1="2.002cm" svg:x2="8.368cm" svg:y2="2.125cm"><text:p/></draw:line><draw:line draw:style-name="gr139" draw:text-style-name="P105" svg:x1="7.437cm" svg:y1="0.956cm" svg:x2="7.315cm" svg:y2="1.079cm"><text:p/></draw:line><draw:line draw:style-name="gr140" draw:text-style-name="P105" svg:x1="7.451cm" svg:y1="0.986cm" svg:x2="7.329cm" svg:y2="1.108cm"><text:p/></draw:line><draw:frame draw:style-name="gr141" draw:text-style-name="P69" svg:width="0.913cm" svg:height="0.743cm" svg:x="5.652cm" svg:y="0.206cm"><draw:text-box><text:p text:style-name="P68"><text:span text:style-name="T45">b.</text:span></text:p></draw:text-box></draw:fram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list="list63635771914575" text:style-name="_5f_Numérotation_20_des_20_exercices">
        <text:list-item>
          <text:list>
            <text:list-item text:start-value="1">
              <text:p text:style-name="P43"><text:span text:style-name="_5f_Caractères"><text:tab/></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xml:id="list63635300506046" text:continue-numbering="true" text:style-name="_5f_Numérotation_20_des_20_exercices">
        <text:list-item>
          <text:list>
            <text:list-item>
              <text:p text:style-name="P43"><text:span text:style-name="_5f_Caractères"><text:tab/></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xml:id="list63635452819655" text:continue-list="list63634746804282" text:style-name="_5f_Numérotation_20_des_20_exercices">
        <text:list-item>
          <text:h text:style-name="P47" text:outline-level="1"><text:span text:style-name="_5f_Caractères">Couronne</text:span></text:h>
        </text:list-item>
      </text:list>
      <text:list text:style-name="_5f_Numérotation_20_des_20_exercices">
        <text:list-item>
          <text:list>
            <text:list-item>
              <text:p text:style-name="P43"><text:span text:style-name="_5f_Caractères">Construis deux cercles de même centre O, l’un de rayon 3 cm et l’autre de rayon 4 cm.</text:span></text:p>
            </text:list-item>
          </text:list>
        </text:list-item>
      </text:list>
      <text:h text:style-name="_5f_Paragraphe" text:outline-level="1"><text:span text:style-name="Character_5f_20_5f_style"><draw:g text:anchor-type="as-char" draw:z-index="34" draw:name="Forme17_0" draw:style-name="gr40"><draw:g draw:style-name="gr41"><draw:line draw:style-name="gr42" draw:text-style-name="P76" svg:x1="3.996cm" svg:y1="3.715cm" svg:x2="3.996cm" svg:y2="4.279cm"><text:p/></draw:line><draw:line draw:style-name="gr42" draw:text-style-name="P76" svg:x1="3.72cm" svg:y1="3.995cm" svg:x2="4.28cm" svg:y2="3.995cm"><text:p/></draw:line><draw:frame draw:style-name="gr43" draw:text-style-name="P77" svg:width="0.283cm" svg:height="0.414cm" svg:x="4.487cm" svg:y="4.191cm"><draw:text-box><text:p text:style-name="P52"><text:span text:style-name="T48">O</text:span></text:p></draw:text-box></draw:frame></draw:g><draw:custom-shape draw:style-name="gr44" draw:text-style-name="P78" svg:width="8cm" svg:height="8cm" svg:x="0cm" svg:y="0.001cm"><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text:h>
      <text:list text:continue-numbering="true" text:style-name="_5f_Numérotation_20_des_20_exercices">
        <text:list-item>
          <text:list>
            <text:list-item>
              <text:p text:style-name="P43"><text:span text:style-name="_5f_Caractères">Quelle est l’aire de la couronne ainsi formée entre les deux cercles (à 0,1 cm² près) ?</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text:continue-list="list63635452819655" text:style-name="_5f_Numérotation_20_des_20_exercices">
        <text:list-item>
          <text:h text:style-name="P48" text:outline-level="1"><text:span text:style-name="_5f_Caractères">On ar</text:span><text:span text:style-name="_5f_Caractères"><text:span text:style-name="T38">r</text:span></text:span><text:span text:style-name="_5f_Caractères">ose une parcelle de gazon carrée de 15 m de côté. Pour cela on place deux canons à eau pivotants qui ont une portée de 15 m dans les coins diagonalement opposés. On règle leur angle de tir à 90° pour qu’ils arrosent uniquement la parcelle.</text:span></text:h>
        </text:list-item>
      </text:list>
      <text:list text:continue-list="list63635300506046" text:style-name="_5f_Numérotation_20_des_20_exercices">
        <text:list-item>
          <text:list>
            <text:list-item text:start-value="1">
              <text:p text:style-name="P43"><text:span text:style-name="_5f_Caractères">Représente la situation à l’échelle 1/300.</text:span></text:p>
            </text:list-item>
          </text:list>
        </text:list-item>
      </text:list>
      <text:h text:style-name="_5f_Paragraphe" text:outline-level="1"><text:span text:style-name="_5f_Caractères"/></text:h>
      <text:h text:style-name="_5f_Paragraphe" text:outline-level="1"/>
      <text:h text:style-name="_5f_Paragraphe" text:outline-level="1"/>
      <text:h text:style-name="_5f_Paragraphe" text:outline-level="1"/>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list text:continue-numbering="true" text:style-name="_5f_Numérotation_20_des_20_exercices">
        <text:list-item>
          <text:list>
            <text:list-item>
              <text:p text:style-name="P43"><text:span text:style-name="_5f_Caractères">Quelle est la surface de gazon qui sera arrosée deux fois plus (au m² près) ?</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pitch="variable" style:font-charset="x-symbol"/>
    <style:font-face style:name="Times New Roman1" svg:font-family="'Times New Roman'" style:font-pitch="variable"/>
    <style:font-face style:name="Times New Roman2" svg:font-family="'Times New Roman'" style:font-family-generic="roman" style:font-pitch="variable" style:font-charset="x-symbol"/>
    <style:font-face style:name="Times New Roman3" svg:font-family="'Times New Roman'" style:font-family-generic="roman" style:font-pitch="variable"/>
    <style:font-face style:name="Times New Roman4" svg:font-family="'Times New Roman'" style:font-family-generic="swiss" style:font-pitch="variable"/>
    <style:font-face style:name="Times New Roman5" svg:font-family="'Times New Roman'" style:font-adornments="Regular" style:font-family-generic="roman"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stroke-dash draw:name="Dashed_20__28_var_29_" draw:display-name="Dashed (var)" draw:style="rect" draw:dots1="1" draw:dots1-length="63%" draw:distance="41%"/>
    <draw:stroke-dash draw:name="Dashed_20__28_var_29__20_7310" draw:display-name="Dashed (var) 7310" draw:style="rect" draw:dots1="1" draw:dots1-length="0.051cm" draw:dots2="1" draw:dots2-length="0.051cm" draw:distance="0.051cm"/>
    <draw:stroke-dash draw:name="Dashed_20__28_var_29__20_7311" draw:display-name="Dashed (var) 7311" draw:style="rect" draw:dots1="1" draw:dots1-length="0.051cm" draw:dots2="1" draw:dots2-length="0.051cm" draw:distance="0.051cm"/>
    <draw:stroke-dash draw:name="Dashed_20__28_var_29__20_7313" draw:display-name="Dashed (var) 7313" draw:style="rect" draw:dots1="1" draw:dots1-length="0.051cm" draw:dots2="1" draw:dots2-length="0.051cm" draw:distance="0.051cm"/>
    <draw:stroke-dash draw:name="Dashed_20__28_var_29__20_7314" draw:display-name="Dashed (var) 7314" draw:style="rect" draw:dots1="1" draw:dots1-length="0.051cm" draw:dots2="1" draw:dots2-length="0.051cm" draw:distance="0.05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06cm" draw:dots2="1" draw:dots2-length="0.006cm" draw:distance="0.006cm"/>
    <draw:stroke-dash draw:name="Dashed_20__28_var_29__20_7334" draw:display-name="Dashed (var) 7334" draw:style="rect" draw:dots1="1" draw:dots1-length="0.006cm" draw:dots2="1" draw:dots2-length="0.006cm" draw:distance="0.006cm"/>
    <draw:stroke-dash draw:name="Dashed_20__28_var_29__20_7335" draw:display-name="Dashed (var) 7335" draw:style="rect" draw:dots1="1" draw:dots1-length="0.016cm" draw:dots2="1" draw:dots2-length="0.016cm" draw:distance="0.016cm"/>
    <draw:stroke-dash draw:name="Dashed_20__28_var_29__20_7336" draw:display-name="Dashed (var) 7336" draw:style="rect" draw:dots1="1" draw:dots1-length="0.006cm" draw:dots2="1" draw:dots2-length="0.006cm" draw:distance="0.006cm"/>
    <draw:stroke-dash draw:name="Dashed_20__28_var_29__20_7337" draw:display-name="Dashed (var) 7337" draw:style="rect" draw:dots1="1" draw:dots1-length="0.006cm" draw:dots2="1" draw:dots2-length="0.006cm" draw:distance="0.006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16cm" draw:dots2="1" draw:dots2-length="0.016cm" draw:distance="0.016cm"/>
    <draw:stroke-dash draw:name="Dashed_20__28_var_29__20_7340" draw:display-name="Dashed (var) 7340" draw:style="rect" draw:dots1="1" draw:dots1-length="0.016cm" draw:dots2="1" draw:dots2-length="0.016cm" draw:distance="0.01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6cm" draw:dots2="1" draw:dots2-length="0.016cm" draw:distance="0.016cm"/>
    <draw:stroke-dash draw:name="Dashed_20__28_var_29__20_7344" draw:display-name="Dashed (var) 7344" draw:style="rect" draw:dots1="1" draw:dots1-length="0.016cm" draw:dots2="1" draw:dots2-length="0.016cm" draw:distance="0.016cm"/>
    <draw:stroke-dash draw:name="Dashed_20__28_var_29__20_7345" draw:display-name="Dashed (var) 7345" draw:style="rect" draw:dots1="1" draw:dots1-length="0.016cm" draw:dots2="1" draw:dots2-length="0.016cm" draw:distance="0.016cm"/>
    <draw:stroke-dash draw:name="Dashed_20__28_var_29__20_7346" draw:display-name="Dashed (var) 7346" draw:style="rect" draw:dots1="1" draw:dots1-length="0.006cm" draw:dots2="1" draw:dots2-length="0.006cm" draw:distance="0.006cm"/>
    <draw:stroke-dash draw:name="Dashed_20__28_var_29__20_7347" draw:display-name="Dashed (var) 7347" draw:style="rect" draw:dots1="1" draw:dots1-length="0.006cm" draw:dots2="1" draw:dots2-length="0.006cm" draw:distance="0.006cm"/>
    <draw:stroke-dash draw:name="Dashed_20__28_var_29__20_7348" draw:display-name="Dashed (var) 7348" draw:style="rect" draw:dots1="1" draw:dots1-length="0.006cm" draw:dots2="1" draw:dots2-length="0.006cm" draw:distance="0.006cm"/>
    <draw:stroke-dash draw:name="Dashed_20__28_var_29__20_7349" draw:display-name="Dashed (var) 7349" draw:style="rect" draw:dots1="1" draw:dots1-length="0.006cm" draw:dots2="1" draw:dots2-length="0.006cm" draw:distance="0.006cm"/>
    <draw:stroke-dash draw:name="Dashed_20__28_var_29__20_7350" draw:display-name="Dashed (var) 7350" draw:style="rect" draw:dots1="1" draw:dots1-length="0.006cm" draw:dots2="1" draw:dots2-length="0.006cm" draw:distance="0.006cm"/>
    <draw:stroke-dash draw:name="Dashed_20__28_var_29__20_7351" draw:display-name="Dashed (var) 7351" draw:style="rect" draw:dots1="1" draw:dots1-length="0.006cm" draw:dots2="1" draw:dots2-length="0.006cm" draw:distance="0.006cm"/>
    <draw:stroke-dash draw:name="Dashed_20__28_var_29__20_7352" draw:display-name="Dashed (var) 7352" draw:style="rect" draw:dots1="1" draw:dots1-length="0.006cm" draw:dots2="1" draw:dots2-length="0.006cm" draw:distance="0.006cm"/>
    <draw:stroke-dash draw:name="Dashed_20__28_var_29__20_7353" draw:display-name="Dashed (var) 7353" draw:style="rect" draw:dots1="1" draw:dots1-length="0.006cm" draw:dots2="1" draw:dots2-length="0.006cm" draw:distance="0.006cm"/>
    <draw:stroke-dash draw:name="Dashed_20__28_var_29__20_7354" draw:display-name="Dashed (var) 7354" draw:style="rect" draw:dots1="1" draw:dots1-length="0.006cm" draw:dots2="1" draw:dots2-length="0.006cm" draw:distance="0.006cm"/>
    <draw:stroke-dash draw:name="Dashed_20__28_var_29__20_7355" draw:display-name="Dashed (var) 7355" draw:style="rect" draw:dots1="1" draw:dots1-length="0.006cm" draw:dots2="1" draw:dots2-length="0.006cm" draw:distance="0.006cm"/>
    <draw:stroke-dash draw:name="Dashed_20__28_var_29__20_7356" draw:display-name="Dashed (var) 7356" draw:style="rect" draw:dots1="1" draw:dots1-length="0.003cm" draw:dots2="1" draw:dots2-length="0.003cm" draw:distance="0.003cm"/>
    <draw:stroke-dash draw:name="Dashed_20__28_var_29__20_7357" draw:display-name="Dashed (var) 7357" draw:style="rect" draw:dots1="1" draw:dots1-length="0.003cm" draw:dots2="1" draw:dots2-length="0.003cm" draw:distance="0.003cm"/>
    <draw:stroke-dash draw:name="Dashed_20__28_var_29__20_7358" draw:display-name="Dashed (var) 7358" draw:style="rect" draw:dots1="1" draw:dots1-length="0.003cm" draw:dots2="1" draw:dots2-length="0.003cm" draw:distance="0.003cm"/>
    <draw:stroke-dash draw:name="Dashed_20__28_var_29__20_7359" draw:display-name="Dashed (var) 7359" draw:style="rect" draw:dots1="1" draw:dots1-length="0.003cm" draw:dots2="1" draw:dots2-length="0.003cm" draw:distance="0.003cm"/>
    <draw:stroke-dash draw:name="Dashed_20__28_var_29__20_7360" draw:display-name="Dashed (var) 7360" draw:style="rect" draw:dots1="1" draw:dots1-length="0.003cm" draw:dots2="1" draw:dots2-length="0.003cm" draw:distance="0.003cm"/>
    <draw:stroke-dash draw:name="Dashed_20__28_var_29__20_7361" draw:display-name="Dashed (var) 7361" draw:style="rect" draw:dots1="1" draw:dots1-length="0.003cm" draw:dots2="1" draw:dots2-length="0.003cm" draw:distance="0.003cm"/>
    <draw:stroke-dash draw:name="Dashed_20__28_var_29__20_7362" draw:display-name="Dashed (var) 7362" draw:style="rect" draw:dots1="1" draw:dots1-length="0.003cm" draw:dots2="1" draw:dots2-length="0.003cm" draw:distance="0.003cm"/>
    <draw:stroke-dash draw:name="Dashed_20__28_var_29__20_7363" draw:display-name="Dashed (var) 7363" draw:style="rect" draw:dots1="1" draw:dots1-length="0.003cm" draw:dots2="1" draw:dots2-length="0.003cm" draw:distance="0.003cm"/>
    <draw:stroke-dash draw:name="Dashed_20__28_var_29__20_7364" draw:display-name="Dashed (var) 7364" draw:style="rect" draw:dots1="1" draw:dots1-length="0.003cm" draw:dots2="1" draw:dots2-length="0.003cm" draw:distance="0.003cm"/>
    <draw:stroke-dash draw:name="Dashed_20__28_var_29__20_7365" draw:display-name="Dashed (var) 7365" draw:style="rect" draw:dots1="1" draw:dots1-length="0.003cm" draw:dots2="1" draw:dots2-length="0.003cm" draw:distance="0.003cm"/>
    <draw:stroke-dash draw:name="Fine_20_Dashed" draw:display-name="Fine Dashed" draw:style="rect" draw:dots1="1" draw:dots1-length="112%" draw:distance="112%"/>
    <draw:stroke-dash draw:name="Long_20_Dot" draw:display-name="Long Dot" draw:style="rect" draw:dots1="1" draw:dots1-length="57%" draw:dots2="1" draw:dots2-length="57%" draw:distance="170%"/>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3"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3"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3"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3"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3"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3"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3"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5"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3"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rsid="00cf1b68" officeooo:paragraph-rsid="00cf1b6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fo:text-transform="uppercase" fo:color="#808080" loext:opacity="100%" style:font-name="Bitstream Vera Sans6" fo:font-size="9pt" officeooo:rsid="00d0bb3f" officeooo:paragraph-rsid="00cf1b68" fo:background-color="transparent"/>
    </style:style>
    <style:style style:name="MP35" style:family="paragraph" style:parent-style-name="Footer">
      <style:text-properties fo:text-transform="uppercase" fo:color="#808080" loext:opacity="100%" style:font-name="Bitstream Vera Sans6" fo:font-size="9pt" officeooo:rsid="00d0bb3f" officeooo:paragraph-rsid="00d0bb3f" fo:background-color="transparent"/>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font-variant="small-caps" fo:color="#7fb241" loext:opacity="100%" style:font-name="Bitstream Vera Sans6" fo:font-size="16pt" fo:font-weight="bold"/>
    </style:style>
    <style:style style:name="MT27"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100" draw:name="Shape1_11" draw:style-name="Mgr3" draw:text-style-name="MP3" svg:width="4.329cm" svg:height="2.24cm" svg:x="-1.499cm" svg:y="-1cm" svg:viewBox="0 0 4330 2241" svg:d="M0 2241l3984-288c209-15 363-168 345-342l-170-1611h-4159z"><text:p/></draw:path><draw:frame text:anchor-type="paragraph" draw:z-index="101" draw:name="Shape8_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3</text:span></text:p></draw:text-box></draw:frame><draw:line text:anchor-type="paragraph" draw:z-index="102"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103" draw:name="Shape1_ 1" draw:style-name="Mgr3" draw:text-style-name="MP3" svg:width="4.329cm" svg:height="2.24cm" svg:x="-1.499cm" svg:y="-1cm" svg:viewBox="0 0 4330 2241" svg:d="M0 2241l3984-288c209-15 363-168 345-342l-170-1611h-4159z"><text:p/></draw:path><draw:frame text:anchor-type="paragraph" draw:z-index="104" draw:name="Shape8_ 2" draw:style-name="Mgr4" draw:text-style-name="MP5" svg:width="2.703cm" svg:height="0.715cm" draw:transform="rotate (0.0872664625997165) translate (-0.172861111111111cm 0.218722222222222cm)"><draw:text-box><text:p text:style-name="MP4"><text:span text:style-name="MT1">Séri</text:span><text:span text:style-name="MT1">e 1</text:span></text:p></draw:text-box></draw:frame><draw:line text:anchor-type="paragraph" draw:z-index="105"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94" draw:name="Shape3_6" draw:style-name="Mgr6" draw:text-style-name="MP4" svg:x1="15.12cm" svg:y1="0.36cm" svg:x2="20.496cm" svg:y2="0.36cm"><text:p/></draw:line><draw:frame text:anchor-type="paragraph" draw:z-index="95" draw:name="Shape8_13"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i</text:span><text:span text:style-name="MT1">e </text:span><text:span text:style-name="MT1">5</text:span></text:p></draw:text-box></draw:frame><draw:path text:anchor-type="paragraph" draw:z-index="96"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97" draw:name="Shape1_18" draw:style-name="Mgr7" draw:text-style-name="MP10" svg:width="4.329cm" svg:height="2.24cm" svg:x="-1.499cm" svg:y="-1cm" svg:viewBox="0 0 4330 2241" svg:d="M0 2241l3984-288c209-15 363-168 345-342l-170-1611h-4159z"><text:p/></draw:path><draw:frame text:anchor-type="paragraph" draw:z-index="98" draw:name="Shape8_8" draw:style-name="Mgr4" draw:text-style-name="MP5" svg:width="2.703cm" svg:height="0.715cm" draw:transform="rotate (0.0872664625997165) translate (-0.172861111111111cm 0.218722222222222cm)"><draw:text-box><text:p text:style-name="MP4"><text:span text:style-name="MT1">Séri</text:span><text:span text:style-name="MT1">e 5</text:span></text:p></draw:text-box></draw:frame><draw:line text:anchor-type="paragraph" draw:z-index="99"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88" draw:name="Shape1_8" draw:style-name="Mgr7" draw:text-style-name="MP10" svg:width="4.329cm" svg:height="2.24cm" svg:x="-1.499cm" svg:y="-1cm" svg:viewBox="0 0 4330 2241" svg:d="M0 2241l3984-288c209-15 363-168 345-342l-170-1611h-4159z"><text:p/></draw:path><draw:line text:anchor-type="paragraph" draw:z-index="89" draw:name="Shape3_7" draw:style-name="Mgr6" draw:text-style-name="MP4" svg:x1="15.423cm" svg:y1="0.36cm" svg:x2="20.496cm" svg:y2="0.36cm"><text:p/></draw:line><draw:frame text:anchor-type="paragraph" draw:z-index="90" draw:name="Shape8_1"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text:s/>Angles : <text:span text:style-name="MT3">Comprendre la notion d’angle</text:span></text:p>
      </style:header>
      <style:header-left>
        <text:p text:style-name="MP16"><draw:path text:anchor-type="paragraph" draw:z-index="91" draw:name="Shape1_1" draw:style-name="Mgr7" draw:text-style-name="MP10" svg:width="4.329cm" svg:height="2.24cm" svg:x="-1.499cm" svg:y="-1cm" svg:viewBox="0 0 4330 2241" svg:d="M0 2241l3984-288c209-15 363-168 345-342l-170-1611h-4159z"><text:p/></draw:path><draw:frame text:anchor-type="paragraph" draw:z-index="92" draw:name="Shape8_7" draw:style-name="Mgr4" draw:text-style-name="MP5" svg:width="2.703cm" svg:height="0.715cm" draw:transform="rotate (0.0872664625997165) translate (-0.172861111111111cm 0.218722222222222cm)"><draw:text-box><text:p text:style-name="MP4"><text:span text:style-name="MT1">Sé</text:span><text:span text:style-name="MT1">rie </text:span><text:span text:style-name="MT1">5</text:span></text:p></draw:text-box></draw:frame><draw:line text:anchor-type="paragraph" draw:z-index="93"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82" draw:name="Shape8_0"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i</text:span><text:span text:style-name="MT1">e </text:span><text:span text:style-name="MT1">5</text:span></text:p></draw:text-box></draw:frame><draw:path text:anchor-type="paragraph" draw:z-index="83" draw:name="Shape1_10" draw:style-name="Mgr3" draw:text-style-name="MP3" svg:width="4.329cm" svg:height="2.24cm" svg:x="-1.499cm" svg:y="-1cm" svg:viewBox="0 0 4330 2241" svg:d="M0 2241l3984-288c209-15 363-168 345-342l-170-1611h-4159z"><text:p/></draw:path><draw:line text:anchor-type="paragraph" draw:z-index="84"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85" draw:name="Shape3_3" draw:style-name="Mgr5" draw:text-style-name="MP4" svg:x1="14.728cm" svg:y1="0.36cm" svg:x2="20.496cm" svg:y2="0.36cm"><text:p/></draw:line><draw:frame text:anchor-type="paragraph" draw:z-index="86" draw:name="Shape8_3"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87"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76" draw:name="Shape3_1" draw:style-name="Mgr10" draw:text-style-name="MP4" svg:x1="13.831cm" svg:y1="0.355cm" svg:x2="20.497cm" svg:y2="0.36cm"><text:p/></draw:line><draw:frame text:anchor-type="paragraph" draw:z-index="77" draw:name="Shape8_2"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78"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79" draw:name="Shape3_ 2" draw:style-name="Mgr10" draw:text-style-name="MP4" svg:x1="16.704cm" svg:y1="0.36cm" svg:x2="20.496cm" svg:y2="0.36cm"><text:p/></draw:line><draw:path text:anchor-type="paragraph" draw:z-index="80" draw:name="Shape1_4" draw:style-name="Mgr11" draw:text-style-name="MP18" svg:width="4.329cm" svg:height="2.24cm" svg:x="-1.499cm" svg:y="-1cm" svg:viewBox="0 0 4330 2241" svg:d="M0 2241l3984-288c209-15 363-168 345-342l-170-1611h-4159z"><text:p/></draw:path><draw:frame text:anchor-type="paragraph" draw:z-index="81" draw:name="Shape8_10"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3"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69" draw:name="Shape3_ 1" draw:style-name="Mgr10" draw:text-style-name="MP4" svg:x1="16.704cm" svg:y1="0.36cm" svg:x2="20.496cm" svg:y2="0.36cm"><text:p/></draw:line><draw:path text:anchor-type="paragraph" draw:z-index="70" draw:name="Shape1_5" draw:style-name="Mgr11" draw:text-style-name="MP18" svg:width="4.329cm" svg:height="2.24cm" svg:x="-1.499cm" svg:y="-1cm" svg:viewBox="0 0 4330 2241" svg:d="M0 2241l3984-288c209-15 363-168 345-342l-170-1611h-4159z"><text:p/></draw:path><draw:frame text:anchor-type="paragraph" draw:z-index="71" draw:name="Shape8_6"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draw:polyline text:anchor-type="paragraph" draw:z-index="72"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73" draw:name="Shape3_4" draw:style-name="Mgr10" draw:text-style-name="MP4" svg:x1="14.425cm" svg:y1="0.36cm" svg:x2="20.496cm" svg:y2="0.36cm"><text:p/></draw:line><draw:path text:anchor-type="paragraph" draw:z-index="74" draw:name="Shape1_6" draw:style-name="Mgr11" draw:text-style-name="MP18" svg:width="4.329cm" svg:height="2.24cm" svg:x="-1.499cm" svg:y="-1cm" svg:viewBox="0 0 4330 2241" svg:d="M0 2241l3984-288c209-15 363-168 345-342l-170-1611h-4159z"><text:p/></draw:path><draw:frame text:anchor-type="paragraph" draw:z-index="75" draw:name="Shape8_12"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0"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1"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2"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55" draw:name="Shape3_16" draw:style-name="Mgr13" draw:text-style-name="MP4" svg:x1="12.52cm" svg:y1="0.36cm" svg:x2="20.496cm" svg:y2="0.36cm"><text:p/></draw:line><draw:path text:anchor-type="paragraph" draw:z-index="56" draw:name="Shape1_19" draw:style-name="Mgr14" draw:text-style-name="MP28" svg:width="4.329cm" svg:height="2.24cm" svg:x="-1.499cm" svg:y="-1cm" svg:viewBox="0 0 4330 2241" svg:d="M0 2241l3984-288c209-15 363-168 345-342l-170-1611h-4159z"><text:p/></draw:path><draw:line text:anchor-type="paragraph" draw:z-index="57" draw:name="Shape3_19" draw:style-name="Mgr13" draw:text-style-name="MP4" svg:x1="12.52cm" svg:y1="0.36cm" svg:x2="20.496cm" svg:y2="0.36cm"><text:p/></draw:line><draw:line text:anchor-type="paragraph" draw:z-index="58" draw:name="Shape3_20" draw:style-name="Mgr13" draw:text-style-name="MP4" svg:x1="12.52cm" svg:y1="0.36cm" svg:x2="20.496cm" svg:y2="0.36cm"><text:p/></draw:line><draw:frame text:anchor-type="paragraph" draw:z-index="59" draw:name="Shape8_17"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paragraph" draw:z-index="60" draw:name="Shape1_15" draw:style-name="Mgr14" draw:text-style-name="MP28" svg:width="4.329cm" svg:height="2.24cm" svg:x="-1.499cm" svg:y="-1cm" svg:viewBox="0 0 4330 2241" svg:d="M0 2241l3984-288c209-15 363-168 345-342l-170-1611h-4159z"><text:p/></draw:path><draw:frame text:anchor-type="paragraph" draw:z-index="61" draw:name="Shape8_15"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i</text:span><text:span text:style-name="MT1">e </text:span><text:span text:style-name="MT1">5</text:span></text:p></draw:text-box></draw:frame><text:s/><text:span text:style-name="MT21">Conversions d’unités</text:span> : <text:span text:style-name="MT21">Vitesse</text:span></text:p>
      </style:header>
      <style:header-left>
        <text:p text:style-name="MP29"><draw:line text:anchor-type="paragraph" draw:z-index="62" draw:name="Shape3_15" draw:style-name="Mgr13" draw:text-style-name="MP4" svg:x1="12.52cm" svg:y1="0.36cm" svg:x2="20.496cm" svg:y2="0.36cm"><text:p/></draw:line><draw:path text:anchor-type="paragraph" draw:z-index="63" draw:name="Shape1_17" draw:style-name="Mgr14" draw:text-style-name="MP28" svg:width="4.329cm" svg:height="2.24cm" svg:x="-1.499cm" svg:y="-1cm" svg:viewBox="0 0 4330 2241" svg:d="M0 2241l3984-288c209-15 363-168 345-342l-170-1611h-4159z"><text:p/></draw:path><draw:line text:anchor-type="paragraph" draw:z-index="64" draw:name="Shape3_17" draw:style-name="Mgr13" draw:text-style-name="MP4" svg:x1="12.52cm" svg:y1="0.36cm" svg:x2="20.496cm" svg:y2="0.36cm"><text:p/></draw:line><draw:line text:anchor-type="paragraph" draw:z-index="65" draw:name="Shape3_18" draw:style-name="Mgr13" draw:text-style-name="MP4" svg:x1="12.52cm" svg:y1="0.36cm" svg:x2="20.496cm" svg:y2="0.36cm"><text:p/></draw:line><draw:frame text:anchor-type="paragraph" draw:z-index="66" draw:name="Shape8_16"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i</text:span><text:span text:style-name="MT1">e </text:span><text:span text:style-name="MT1">1</text:span></text:p></draw:text-box></draw:frame><draw:path text:anchor-type="paragraph" draw:z-index="67" draw:name="Shape1_16" draw:style-name="Mgr14" draw:text-style-name="MP28" svg:width="4.329cm" svg:height="2.24cm" svg:x="-1.499cm" svg:y="-1cm" svg:viewBox="0 0 4330 2241" svg:d="M0 2241l3984-288c209-15 363-168 345-342l-170-1611h-4159z"><text:p/></draw:path><draw:frame text:anchor-type="paragraph" draw:z-index="68" draw:name="Shape8_14"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8"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9"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MP32"><draw:path text:anchor-type="paragraph" draw:z-index="45" draw:name="Shape1_12" draw:style-name="Mgr14" draw:text-style-name="MP28" svg:width="4.329cm" svg:height="2.24cm" svg:x="-1.499cm" svg:y="-1cm" svg:viewBox="0 0 4330 2241" svg:d="M0 2241l3984-288c209-15 363-168 345-342l-170-1611h-4159z"><text:p/></draw:path><draw:line text:anchor-type="paragraph" draw:z-index="46" draw:name="Shape3_10" draw:style-name="Mgr13" draw:text-style-name="MP4" svg:x1="12.52cm" svg:y1="0.36cm" svg:x2="20.496cm" svg:y2="0.36cm"><text:p/></draw:line><draw:line text:anchor-type="paragraph" draw:z-index="47" draw:name="Shape3_12" draw:style-name="Mgr13" draw:text-style-name="MP4" svg:x1="12.52cm" svg:y1="0.36cm" svg:x2="20.496cm" svg:y2="0.36cm"><text:p/></draw:line><draw:frame text:anchor-type="paragraph" draw:z-index="48" draw:name="Shape8_ 1"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text:span text:style-name="MT22">A</text:span><text:span text:style-name="MT26">ire</text:span></text:p>
      </style:header>
      <style:header-left>
        <text:p text:style-name="MP32"><draw:path text:anchor-type="paragraph" draw:z-index="50" draw:name="Shape1_14" draw:style-name="Mgr14" draw:text-style-name="MP28" svg:width="4.329cm" svg:height="2.24cm" svg:x="-1.499cm" svg:y="-1cm" svg:viewBox="0 0 4330 2241" svg:d="M0 2241l3984-288c209-15 363-168 345-342l-170-1611h-4159z"><text:p/></draw:path><draw:line text:anchor-type="paragraph" draw:z-index="49" draw:name="Shape3_14" draw:style-name="Mgr13" draw:text-style-name="MP4" svg:x1="12.52cm" svg:y1="0.36cm" svg:x2="20.496cm" svg:y2="0.36cm"><text:p/></draw:line><draw:line text:anchor-type="paragraph" draw:z-index="51" draw:name="Shape3_13" draw:style-name="Mgr13" draw:text-style-name="MP4" svg:x1="12.52cm" svg:y1="0.36cm" svg:x2="20.496cm" svg:y2="0.36cm"><text:p/></draw:line><draw:frame text:anchor-type="paragraph" draw:z-index="52" draw:name="Shape8_11"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2</text:span></text:p></draw:text-box></draw:frame><text:span text:style-name="MT21">a</text:span><text:span text:style-name="MT26">ire</text:span></text:p>
      </style:header-left>
      <style:footer>
        <text:p text:style-name="MP33"><draw:frame draw:style-name="Mfr1" draw:name="Frame1691" text:anchor-type="paragraph" svg:x="13.478cm" svg:y="-0.06cm" draw:z-index="25"><draw:text-box fo:min-height="0.499cm" fo:min-width="2.134cm"><draw:frame draw:style-name="Mfr2" draw:name="Frame1701" text:anchor-type="frame" svg:x="0.45cm" svg:y="0.079cm" svg:width="0.817cm" draw:z-index="26"><draw:text-box fo:min-height="0.355cm"><text:p text:style-name="MP12"><draw:g text:anchor-type="paragraph" draw:z-index="6"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4">grandeurs géométriques</text:p></draw:text-box></draw:frame></text:p>
      </style:footer>
      <style:footer-left>
        <text:p text:style-name="MP33"><draw:frame draw:style-name="Mfr1" draw:name="Frame1711" text:anchor-type="paragraph" svg:x="1.289cm" svg:y="-0.005cm" draw:z-index="53"><draw:text-box fo:min-height="0.499cm" fo:min-width="1.773cm"><draw:frame draw:style-name="Mfr2" draw:name="Frame1721" text:anchor-type="frame" svg:x="0.45cm" svg:y="0.079cm" svg:width="0.817cm" draw:z-index="54"><draw:text-box fo:min-height="0.355cm"><text:p text:style-name="MP12"><text:span text:style-name="_5f_Caractères_5f_gras_5f_Blanc"><text:page-number text:select-page="current">2</text:page-number></text:span></text:p></draw:text-box></draw:frame><text:p text:style-name="MP35">Grandeurs géométriques</text:p></draw:text-box></draw:frame><draw:g text:anchor-type="paragraph" draw:z-index="7"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41" draw:name="Shape8_19"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path text:anchor-type="char" draw:z-index="2" draw:name="Shape1_3" draw:style-name="Mgr16" draw:text-style-name="MP36" svg:width="4.329cm" svg:height="2.24cm" svg:x="-1.499cm" svg:y="-1cm" svg:viewBox="0 0 4330 2241" svg:d="M0 2241l3984-288c209-15 363-168 345-342l-170-1611h-4159z"><text:p/></draw:path><draw:line text:anchor-type="char" draw:z-index="4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43" draw:name="Shape8_18"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1</text:span></text:p></draw:text-box></draw:frame><draw:path text:anchor-type="char" draw:z-index="4" draw:name="Shape1_9" draw:style-name="Mgr16" draw:text-style-name="MP36" svg:width="4.329cm" svg:height="2.24cm" svg:x="-1.499cm" svg:y="-0.991cm" svg:viewBox="0 0 4330 2241" svg:d="M0 2241l3984-288c209-15 363-168 345-342l-170-1611h-4159z"><text:p/></draw:path><draw:line text:anchor-type="char" draw:z-index="4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27">R</text:span>ésoudre des problèmes</text:p></draw:text-box></draw:frame><draw:g text:anchor-type="paragraph" draw:z-index="3"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5"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8" draw:name="Shape8_20"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text:span><text:span text:style-name="MT1"> </text:span><text:span text:style-name="MT1">5</text:span></text:p></draw:text-box></draw:frame><draw:path text:anchor-type="char" draw:z-index="14" draw:name="Shape1_20" draw:style-name="Mgr16" draw:text-style-name="MP36" svg:width="4.329cm" svg:height="2.24cm" svg:x="-1.499cm" svg:y="-1cm" svg:viewBox="0 0 4330 2241" svg:d="M0 2241l3984-288c209-15 363-168 345-342l-170-1611h-4159z"><text:p/></draw:path><draw:line text:anchor-type="char" draw:z-index="3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40" draw:name="Shape8_21" draw:style-name="Mgr4" draw:text-style-name="MP5" svg:width="2.703cm" svg:height="0.715cm" draw:transform="rotate (0.0872664625997165) translate (-0.172861111111111cm 0.218722222222222cm)"><draw:text-box><text:p text:style-name="MP4"><text:span text:style-name="MT1">S</text:span><text:span text:style-name="MT1">é</text:span><text:span text:style-name="MT1">r</text:span><text:span text:style-name="MT1">i</text:span><text:span text:style-name="MT1">e </text:span><text:span text:style-name="MT1">1</text:span></text:p></draw:text-box></draw:frame><draw:path text:anchor-type="char" draw:z-index="0" draw:name="Shape1_21" draw:style-name="Mgr16" draw:text-style-name="MP36" svg:width="4.329cm" svg:height="2.24cm" svg:x="-1.499cm" svg:y="-0.991cm" svg:viewBox="0 0 4330 2241" svg:d="M0 2241l3984-288c209-15 363-168 345-342l-170-1611h-4159z"><text:p/></draw:path><draw:line text:anchor-type="char" draw:z-index="3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9"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27">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1"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8:38:26.339000000</meta:creation-date>
    <meta:editing-duration>PT42M32S</meta:editing-duration>
    <meta:editing-cycles>8</meta:editing-cycles>
    <meta:generator>LibreOffice/7.6.1.2$Linux_X86_64 LibreOffice_project/f5defcebd022c5bc36bbb79be232cb6926d8f674</meta:generator>
    <dc:date>2024-06-27T06:36:33.168510915</dc:date>
    <meta:print-date>2024-06-27T06:29:32.484228887</meta:print-date>
    <meta:printed-by>PDF files</meta:printed-by>
    <meta:document-statistic meta:table-count="0" meta:image-count="0" meta:object-count="0" meta:page-count="2" meta:paragraph-count="138" meta:word-count="549" meta:character-count="3237" meta:non-whitespace-character-count="2757"/>
    <meta:template xlink:type="simple" xlink:actuate="onRequest" xlink:title="Modele_Cahier" xlink:href="../../../../../../../../.config/libreoffice/4/user/template/Modele_Cahier.ott" meta:date="2023-11-11T20:49:47.573760932"/>
  </office:meta>
</office:document-meta>
</file>